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8625BB21814AE21A5.png" manifest:media-type="image/png"/>
  <manifest:file-entry manifest:full-path="Pictures/100000010000001E0000001EE49AD6046200B7F1.png" manifest:media-type="image/png"/>
  <manifest:file-entry manifest:full-path="Pictures/100000010000001800000018A7CAA5AF95C5E998.png" manifest:media-type="image/png"/>
  <manifest:file-entry manifest:full-path="Pictures/10000001000000180000001898C135FEDA9D3637.png" manifest:media-type="image/png"/>
  <manifest:file-entry manifest:full-path="Pictures/1000000100000032000000327BE44FC0A58EC5CD.png" manifest:media-type="image/png"/>
  <manifest:file-entry manifest:full-path="Pictures/10000001000000180000001869ABDB7D007895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Sans, Ubuntu, Cantarell, 'Helvetica Neue', Helvetica, Arial, sans-serif"/>
    <style:font-face style:name="sans-serif" svg:font-family="sans-serif"/>
  </office:font-face-decls>
  <office:automatic-styles>
    <style:style style:name="P1" style:family="paragraph" style:parent-style-name="Heading_20_1">
      <style:paragraph-properties fo:margin-left="0in" fo:margin-right="0in" fo:margin-top="0in" fo:margin-bottom="0.1965in" style:contextual-spacing="false" fo:line-height="150%" fo:text-align="center" style:justify-single-word="false" fo:orphans="2" fo:widows="2" fo:text-indent="0in" style:auto-text-indent="false"/>
      <style:text-properties fo:font-variant="normal" fo:text-transform="none" fo:color="#000000" loext:opacity="100%" style:font-name="sans-serif" fo:font-size="12pt" fo:letter-spacing="normal" fo:font-style="normal" fo:font-weight="normal" style:font-size-asian="12pt" style:font-size-complex="12pt" loext:padding="0in" loext:border="none"/>
    </style:style>
    <style:style style:name="P2"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loext:opacity="100%" style:font-name="sans-serif" fo:font-size="12pt" fo:letter-spacing="normal" fo:font-style="normal" fo:font-weight="normal" style:font-size-asian="12pt" style:font-size-complex="12pt" loext:padding="0in" loext:border="none"/>
    </style:style>
    <style:style style:name="P3"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loext:opacity="100%" style:font-name="sans-serif" fo:font-size="12pt" fo:letter-spacing="normal" fo:font-style="normal" fo:font-weight="normal" style:font-size-asian="12pt" style:font-size-complex="12pt"/>
    </style:style>
    <style:style style:name="P4" style:family="paragraph" style:parent-style-name="Heading_20_2">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000000" loext:opacity="100%" style:font-name="sans-serif" fo:font-size="12pt" fo:letter-spacing="normal" fo:font-style="normal" fo:font-weight="bold" style:font-size-asian="12pt" style:font-size-complex="12pt" loext:padding="0in" loext:border="none"/>
    </style:style>
    <style:style style:name="P5" style:family="paragraph" style:parent-style-name="Text_20_body">
      <style:paragraph-properties fo:line-height="150%" fo:text-align="start" style:justify-single-word="false" fo:orphans="2" fo:widows="2"/>
      <style:text-properties fo:font-variant="normal" fo:text-transform="none" fo:color="#000000" loext:opacity="100%" style:font-name="sans-serif" fo:font-size="12pt" fo:letter-spacing="normal" fo:font-style="normal" fo:font-weight="bold" style:font-size-asian="12pt" style:font-size-complex="12pt"/>
    </style:style>
    <style:style style:name="P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000000" loext:opacity="100%" style:font-name="sans-serif" fo:font-size="12pt" fo:letter-spacing="normal" fo:font-style="normal" fo:font-weight="bold" style:font-size-asian="12pt" style:font-size-complex="12pt"/>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font-size="12pt" fo:letter-spacing="normal" style:font-size-asian="12pt" style:font-size-complex="12pt" loext:padding="0in" loext:border="none"/>
    </style:style>
    <style:style style:name="P8" style:family="paragraph" style:parent-style-name="Text_20_body">
      <style:paragraph-properties fo:margin-left="0in" fo:margin-right="0in" fo:line-height="180%" fo:text-align="center" style:justify-single-word="false" fo:orphans="2" fo:widows="2" fo:text-indent="0in" style:auto-text-indent="false"/>
      <style:text-properties fo:font-variant="normal" fo:text-transform="none" fo:color="#000000" loext:opacity="100%" fo:font-size="12pt" fo:letter-spacing="normal" style:font-size-asian="12pt" style:font-size-complex="12pt" loext:padding="0.1043in" loext:border="1.5pt solid #000000"/>
    </style:style>
    <style:style style:name="P9" style:family="paragraph" style:parent-style-name="Heading_20_2">
      <style:paragraph-properties fo:margin-top="0.1043in" fo:margin-bottom="0.19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bold" style:font-size-asian="12pt" style:font-size-complex="12pt" loext:padding="0in" loext:border="none"/>
    </style:style>
    <style:style style:name="P10" style:family="paragraph" style:parent-style-name="Quotations">
      <style:paragraph-properties fo:margin-left="0in" fo:margin-right="0in" fo:margin-top="0in" fo:margin-bottom="0.1665in" style:contextual-spacing="false" fo:line-height="150%" fo:text-align="start" style:justify-single-word="false" fo:orphans="2" fo:widows="2" fo:text-indent="0in" style:auto-text-indent="false" fo:padding-left="0.1563in" fo:padding-right="0in" fo:padding-top="0in" fo:padding-bottom="0in" fo:border-left="3pt solid #dddddd" fo:border-right="none" fo:border-top="none" fo:border-bottom="none"/>
      <style:text-properties fo:font-variant="normal" fo:text-transform="none" fo:color="#24292e" loext:opacity="100%" style:font-name="sans-serif" fo:font-size="12pt" fo:letter-spacing="normal" fo:font-style="normal" fo:font-weight="normal" style:font-size-asian="12pt" style:font-size-complex="12pt" loext:padding="0in" loext:border="none"/>
    </style:style>
    <style:style style:name="P11" style:family="paragraph" style:parent-style-name="Text_20_body">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12" style:family="paragraph" style:parent-style-name="Text_20_body">
      <style:paragraph-properties fo:margin-top="0in" fo:margin-bottom="0in" style:contextual-spacing="false" fo:text-align="center" style:justify-single-word="false" fo:orphans="2" fo:widows="2"/>
      <style:text-properties fo:font-variant="normal" fo:text-transform="none" fo:color="#6c757d" loext:opacity="100%" style:font-name="sans-serif" fo:font-size="12pt" fo:letter-spacing="normal" fo:font-style="normal" fo:font-weight="normal" style:font-size-asian="12pt" style:font-size-complex="12pt"/>
    </style:style>
    <style:style style:name="P13" style:family="paragraph" style:parent-style-name="Horizontal_20_Line">
      <style:paragraph-properties fo:text-align="start" style:justify-single-word="false" fo:orphans="2" fo:widows="2"/>
      <style:text-properties fo:font-size="12pt" style:font-size-asian="12pt" style:font-size-complex="12pt"/>
    </style:style>
    <style:style style:name="P14" style:family="paragraph" style:parent-style-name="Preformatted_20_Text">
      <loext:graphic-properties draw:fill="solid" draw:fill-color="#222222" draw:opacity="100%"/>
      <style:paragraph-properties fo:margin-left="0in" fo:margin-right="0in" fo:margin-top="0in" fo:margin-bottom="0in" style:contextual-spacing="false" fo:line-height="140%" fo:text-align="start" style:justify-single-word="false" fo:orphans="2" fo:widows="2" fo:text-indent="0in" style:auto-text-indent="false" fo:background-color="#222222" fo:padding="0in" fo:border="none"/>
    </style:style>
    <style:style style:name="P15" style:family="paragraph" style:parent-style-name="Preformatted_20_Text">
      <loext:graphic-properties draw:fill="solid" draw:fill-color="#222222" draw:opacity="100%"/>
      <style:paragraph-properties fo:margin-top="0in" fo:margin-bottom="0in" style:contextual-spacing="false" fo:line-height="140%" fo:text-align="start" style:justify-single-word="false" fo:orphans="2" fo:widows="2" fo:background-color="#222222" fo:padding="0in" fo:border="none"/>
    </style:style>
    <style:style style:name="P16" style:family="paragraph" style:parent-style-name="Text_20_body">
      <style:paragraph-properties fo:margin-left="0in" fo:margin-right="0.0728in" fo:margin-top="0.052in" fo:margin-bottom="0.052in" style:contextual-spacing="false" fo:text-align="start" style:justify-single-word="false" fo:orphans="2" fo:widows="2" fo:text-indent="0in" style:auto-text-indent="false"/>
    </style:style>
    <style:style style:name="P1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18" style:family="paragraph" style:parent-style-name="Text_20_body">
      <style:paragraph-properties fo:margin-top="0in" fo:margin-bottom="0in" style:contextual-spacing="false" fo:text-align="center" style:justify-single-word="false" fo:orphans="2" fo:widows="2"/>
    </style:style>
    <style:style style:name="P19" style:family="paragraph" style:parent-style-name="Text_20_body">
      <style:paragraph-properties fo:margin-top="0in" fo:margin-bottom="0.1665in" style:contextual-spacing="false" fo:line-height="150%" fo:text-align="start" style:justify-single-word="false" fo:orphans="2" fo:widows="2"/>
    </style:style>
    <style:style style:name="P20"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style>
    <style:style style:name="P22" style:family="paragraph" style:parent-style-name="Text_20_body">
      <style:paragraph-properties fo:margin-top="0in" fo:margin-bottom="0in" style:contextual-spacing="false" fo:text-align="end" style:justify-single-word="false" fo:orphans="2" fo:widows="2"/>
    </style:style>
    <style:style style:name="P23" style:family="paragraph" style:parent-style-name="Text_20_body">
      <style:paragraph-properties fo:text-align="end" style:justify-single-word="false" fo:orphans="2" fo:widows="2"/>
    </style:style>
    <style:style style:name="P24" style:family="paragraph" style:parent-style-name="Heading_20_1">
      <style:text-properties fo:font-size="12pt" style:font-size-asian="12pt" style:font-size-complex="12pt"/>
    </style:style>
    <style:style style:name="P25" style:family="paragraph" style:parent-style-name="Heading_20_2">
      <style:paragraph-properties fo:margin-top="0.1043in" fo:margin-bottom="0.1965in" style:contextual-spacing="false" fo:line-height="150%" fo:text-align="start" style:justify-single-word="false" fo:orphans="2" fo:widows="2"/>
    </style:style>
    <style:style style:name="P26" style:family="paragraph" style:parent-style-name="Heading_20_2">
      <style:paragraph-properties fo:margin-left="0in" fo:margin-right="0in" fo:margin-top="0.1043in" fo:margin-bottom="0.1965in" style:contextual-spacing="false" fo:line-height="140%" fo:text-align="start" style:justify-single-word="false" fo:orphans="2" fo:widows="2" fo:text-indent="0in" style:auto-text-indent="false"/>
    </style:style>
    <style:style style:name="P27" style:family="paragraph" style:parent-style-name="Heading_20_2">
      <style:paragraph-properties fo:margin-left="0in" fo:margin-right="0in" fo:margin-top="0.1043in" fo:margin-bottom="0.1965in" style:contextual-spacing="false" fo:line-height="140%" fo:text-indent="0in" style:auto-text-indent="false"/>
    </style:style>
    <style:style style:name="P28" style:family="paragraph" style:parent-style-name="Heading_20_2">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000000" loext:opacity="100%" fo:font-size="12pt" fo:letter-spacing="normal" style:font-size-asian="12pt" style:font-size-complex="12pt" loext:padding="0in" loext:border="none"/>
    </style:style>
    <style:style style:name="P29" style:family="paragraph" style:parent-style-name="Heading_20_2">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000000" loext:opacity="100%" style:font-name="sans-serif" fo:font-size="10.5pt" fo:letter-spacing="normal" fo:font-style="normal" fo:font-weight="bold" loext:padding="0in" loext:border="none"/>
    </style:style>
    <style:style style:name="P30" style:family="paragraph" style:parent-style-name="Heading_20_2">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000000" loext:opacity="100%" style:font-name="sans-serif" fo:font-size="10.5pt" fo:letter-spacing="normal" fo:font-style="normal" fo:font-weight="bold" style:font-size-asian="12pt" style:font-size-complex="12pt" loext:padding="0in" loext:border="none"/>
    </style:style>
    <style:style style:name="P31" style:family="paragraph" style:parent-style-name="Heading_20_2">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6c757d" loext:opacity="100%" style:font-name="sans-serif" fo:font-size="12pt" fo:letter-spacing="normal" fo:font-style="normal" fo:font-weight="bold" style:font-size-asian="12pt" style:font-size-complex="12pt" loext:padding="0in" loext:border="none"/>
    </style:style>
    <style:style style:name="P32" style:family="paragraph" style:parent-style-name="Heading_20_2">
      <style:paragraph-properties fo:margin-top="0.1043in" fo:margin-bottom="0.1965in" style:contextual-spacing="false" fo:line-height="150%" fo:text-align="start" style:justify-single-word="false" fo:orphans="2" fo:widows="2"/>
      <style:text-properties fo:font-variant="normal" fo:text-transform="none" fo:color="#24292e" loext:opacity="100%" style:font-name="sans-serif" fo:font-size="10.5pt" fo:letter-spacing="normal" fo:font-style="normal" fo:font-weight="bold" loext:padding="0in" loext:border="none"/>
    </style:style>
    <style:style style:name="P33" style:family="paragraph" style:parent-style-name="Heading_20_2">
      <style:paragraph-properties fo:margin-left="0in" fo:margin-right="0in" fo:margin-top="0.1043in" fo:margin-bottom="0.1965in" style:contextual-spacing="false" fo:line-height="140%" fo:text-indent="0in" style:auto-text-indent="false"/>
      <style:text-properties fo:font-weight="bold" loext:padding="0in" loext:border="none"/>
    </style:style>
    <style:style style:name="P34" style:family="paragraph" style:parent-style-name="Heading_20_2">
      <style:paragraph-properties fo:margin-top="0.1043in" fo:margin-bottom="0.1965in" style:contextual-spacing="false" fo:line-height="150%"/>
      <style:text-properties fo:color="#24292e" loext:opacity="100%" fo:font-weight="bold" loext:padding="0in" loext:border="none"/>
    </style:style>
    <style:style style:name="P35" style:family="paragraph" style:parent-style-name="Horizontal_20_Line">
      <style:paragraph-properties fo:text-align="start" style:justify-single-word="false" fo:orphans="2" fo:widows="2"/>
    </style:style>
    <style:style style:name="P36" style:family="paragraph" style:parent-style-name="Horizontal_20_Line">
      <style:text-properties loext:padding="0.1043in" loext:border="1.5pt solid #000000"/>
    </style:style>
    <style:style style:name="P37" style:family="paragraph" style:parent-style-name="Preformatted_20_Text">
      <loext:graphic-properties draw:fill="solid" draw:fill-color="#222222" draw:opacity="100%"/>
      <style:paragraph-properties fo:margin-left="0in" fo:margin-right="0in" fo:margin-top="0in" fo:margin-bottom="0in" style:contextual-spacing="false" fo:line-height="140%" fo:text-align="start" style:justify-single-word="false" fo:text-indent="0in" style:auto-text-indent="false" fo:background-color="#222222" fo:padding="0in" fo:border="none"/>
    </style:style>
    <style:style style:name="P38" style:family="paragraph" style:parent-style-name="Preformatted_20_Text">
      <loext:graphic-properties draw:fill="solid" draw:fill-color="#222222" draw:opacity="100%"/>
      <style:paragraph-properties fo:margin-top="0in" fo:margin-bottom="0in" style:contextual-spacing="false" fo:line-height="140%" fo:text-align="start" style:justify-single-word="false" fo:background-color="#222222" fo:padding="0in" fo:border="none"/>
    </style:style>
    <style:style style:name="P39" style:family="paragraph" style:parent-style-name="Standard">
      <style:text-properties fo:font-size="12pt" style:font-size-asian="12pt" style:font-size-complex="12pt"/>
    </style:style>
    <style:style style:name="P40" style:family="paragraph" style:parent-style-name="Text_20_body">
      <style:paragraph-properties fo:margin-left="0in" fo:margin-right="0.0728in" fo:margin-top="0.052in" fo:margin-bottom="0.052in" style:contextual-spacing="false" fo:text-align="center" style:justify-single-word="false" fo:orphans="2" fo:widows="2" fo:text-indent="0in" style:auto-text-indent="false"/>
      <style:text-properties fo:font-variant="normal" fo:text-transform="none" fo:color="#6c757d" loext:opacity="100%" style:text-line-through-style="none" style:text-line-through-type="none" style:font-name="sans-serif" fo:font-size="12pt" fo:letter-spacing="normal" fo:font-style="normal" style:text-underline-style="none" fo:font-weight="normal" style:text-blinking="false" fo:background-color="#e5e5e5" style:font-size-asian="12pt" style:font-size-complex="12pt" loext:padding="0in" loext:border="none"/>
    </style:style>
    <style:style style:name="P41" style:family="paragraph" style:parent-style-name="Text_20_body">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6c757d" loext:opacity="100%" style:font-name="sans-serif" fo:font-size="12pt" fo:letter-spacing="normal" fo:font-style="normal" fo:font-weight="normal" style:font-size-asian="12pt" style:font-size-complex="12pt"/>
    </style:style>
    <style:style style:name="P42" style:family="paragraph" style:parent-style-name="Text_20_body">
      <style:paragraph-properties fo:text-align="center" style:justify-single-word="false" fo:orphans="2" fo:widows="2"/>
      <style:text-properties fo:font-variant="normal" fo:text-transform="none" fo:color="#6c757d" loext:opacity="100%" style:font-name="sans-serif" fo:font-size="10.5pt" fo:letter-spacing="normal" fo:font-style="normal" fo:font-weight="normal"/>
    </style:style>
    <style:style style:name="P43" style:family="paragraph" style:parent-style-name="Text_20_body" style:list-style-name="L1">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44" style:family="paragraph" style:parent-style-name="Text_20_body" style:list-style-name="L2">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45" style:family="paragraph" style:parent-style-name="Text_20_body" style:list-style-name="L3">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46" style:family="paragraph" style:parent-style-name="Text_20_body" style:list-style-name="L4">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47" style:family="paragraph" style:parent-style-name="Text_20_body" style:list-style-name="L5">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48" style:family="paragraph" style:parent-style-name="Text_20_body" style:list-style-name="L8">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49" style:family="paragraph" style:parent-style-name="Text_20_body" style:list-style-name="L9">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50" style:family="paragraph" style:parent-style-name="Text_20_body" style:list-style-name="L10">
      <style:paragraph-properties fo:margin-top="0in" fo:margin-bottom="0.1665in" style:contextual-spacing="false" fo:line-height="150%" fo:text-align="start" style:justify-single-word="false" fo:orphans="2" fo:widows="2"/>
      <style:text-properties fo:font-variant="normal" fo:text-transform="none" fo:color="#24292e" loext:opacity="100%" style:font-name="sans-serif" fo:font-size="12pt" fo:letter-spacing="normal" fo:font-style="normal" fo:font-weight="normal" style:font-size-asian="12pt" style:font-size-complex="12pt"/>
    </style:style>
    <style:style style:name="P51" style:family="paragraph" style:parent-style-name="Text_20_body">
      <style:paragraph-properties fo:margin-left="0in" fo:margin-right="0in" fo:margin-top="0in" fo:margin-bottom="0.1665in" style:contextual-spacing="false" fo:line-height="150%" fo:text-align="start" style:justify-single-word="false" fo:orphans="2" fo:widows="2" fo:text-indent="0in" style:auto-text-indent="false"/>
      <style:text-properties fo:font-variant="normal" fo:text-transform="none" fo:color="#24292e" loext:opacity="100%" style:font-name="sans-serif" fo:font-size="10.5pt" fo:letter-spacing="normal" fo:font-style="normal" fo:font-weight="normal"/>
    </style:style>
    <style:style style:name="P52"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000000" loext:opacity="100%" fo:font-size="12pt" fo:letter-spacing="normal" style:font-size-asian="12pt" style:font-size-complex="12pt"/>
    </style:style>
    <style:style style:name="P5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font-size="12pt" fo:letter-spacing="normal" style:font-size-asian="12pt" style:font-size-complex="12pt" loext:padding="0.1043in" loext:border="1.5pt solid #000000"/>
    </style:style>
    <style:style style:name="P54" style:family="paragraph" style:parent-style-name="Text_20_body">
      <style:paragraph-properties fo:margin-top="0in" fo:margin-bottom="0in" style:contextual-spacing="false" fo:text-align="center" style:justify-single-word="false" fo:orphans="2" fo:widows="2"/>
      <style:text-properties fo:font-variant="normal" fo:text-transform="none" fo:color="#000000" loext:opacity="100%" style:font-name="sans-serif" fo:font-size="12pt" fo:letter-spacing="normal" fo:font-style="normal" fo:font-weight="normal" style:font-size-asian="12pt" style:font-size-complex="12pt" loext:padding="0in" loext:border="none"/>
    </style:style>
    <style:style style:name="P55" style:family="paragraph" style:parent-style-name="Text_20_body">
      <style:paragraph-properties fo:margin-left="0in" fo:margin-right="0in" fo:margin-top="0.1043in" fo:margin-bottom="0.1965in" style:contextual-spacing="false" fo:line-height="140%" fo:text-align="start" style:justify-single-word="false" fo:orphans="2" fo:widows="2" fo:text-indent="0in" style:auto-text-indent="false"/>
      <style:text-properties fo:font-variant="normal" fo:text-transform="none" fo:color="#000000" loext:opacity="100%" style:font-name="sans-serif" fo:font-size="12pt" fo:letter-spacing="normal" fo:font-style="normal" fo:font-weight="normal" style:font-size-asian="12pt" style:font-size-complex="12pt"/>
    </style:style>
    <style:style style:name="P56"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loext:opacity="100%" style:font-name="sans-serif" fo:font-size="10.5pt" fo:letter-spacing="normal" fo:font-style="normal" fo:font-weight="normal" loext:padding="0in" loext:border="none"/>
    </style:style>
    <style:style style:name="P57"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loext:opacity="100%" style:font-name="sans-serif" fo:font-size="10.5pt" fo:letter-spacing="normal" fo:font-style="normal" fo:font-weight="normal"/>
    </style:style>
    <style:style style:name="P58"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000000" loext:opacity="100%" style:font-name="sans-serif" fo:font-size="10.5pt" fo:letter-spacing="normal" fo:font-style="normal" fo:font-weight="bold"/>
    </style:style>
    <style:style style:name="P5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000000" loext:opacity="100%" style:font-name="sans-serif" fo:font-size="10.5pt" fo:letter-spacing="normal" fo:font-style="normal" fo:font-weight="bold"/>
    </style:style>
    <style:style style:name="P60" style:family="paragraph" style:parent-style-name="Text_20_body">
      <style:paragraph-properties fo:margin-left="0in" fo:margin-right="0.0728in" fo:margin-top="0.052in" fo:margin-bottom="0.052in" style:contextual-spacing="false" fo:text-align="start" style:justify-single-word="false" fo:orphans="2" fo:widows="2" fo:text-indent="0in" style:auto-text-indent="false"/>
      <style:text-properties fo:font-variant="normal" fo:text-transform="none" fo:color="#d3d3d3" loext:opacity="100%" style:text-line-through-style="none" style:text-line-through-type="none" fo:font-size="12pt" fo:letter-spacing="normal" style:text-underline-style="none" style:text-blinking="false" fo:background-color="#e5e5e5" style:font-size-asian="12pt" style:font-size-complex="12pt" loext:padding="0in" loext:border="none"/>
    </style:style>
    <style:style style:name="P61" style:family="paragraph" style:parent-style-name="Text_20_body" style:list-style-name="L3">
      <style:paragraph-properties fo:margin-top="0in" fo:margin-bottom="0.1665in" style:contextual-spacing="false" fo:line-height="150%" fo:text-align="start" style:justify-single-word="false" fo:orphans="2" fo:widows="2"/>
    </style:style>
    <style:style style:name="P62" style:family="paragraph" style:parent-style-name="Text_20_body" style:list-style-name="L4">
      <style:paragraph-properties fo:margin-top="0in" fo:margin-bottom="0.1665in" style:contextual-spacing="false" fo:line-height="150%" fo:text-align="start" style:justify-single-word="false" fo:orphans="2" fo:widows="2"/>
    </style:style>
    <style:style style:name="P63" style:family="paragraph" style:parent-style-name="Text_20_body" style:list-style-name="L5">
      <style:paragraph-properties fo:margin-top="0in" fo:margin-bottom="0.1665in" style:contextual-spacing="false" fo:line-height="150%" fo:text-align="start" style:justify-single-word="false" fo:orphans="2" fo:widows="2"/>
    </style:style>
    <style:style style:name="P64" style:family="paragraph" style:parent-style-name="Text_20_body" style:list-style-name="L6">
      <style:paragraph-properties fo:margin-top="0in" fo:margin-bottom="0.1665in" style:contextual-spacing="false" fo:line-height="150%" fo:text-align="start" style:justify-single-word="false" fo:orphans="2" fo:widows="2"/>
    </style:style>
    <style:style style:name="P65" style:family="paragraph" style:parent-style-name="Text_20_body" style:list-style-name="L7">
      <style:paragraph-properties fo:margin-top="0in" fo:margin-bottom="0.1665in" style:contextual-spacing="false" fo:line-height="150%" fo:text-align="start" style:justify-single-word="false" fo:orphans="2" fo:widows="2"/>
    </style:style>
    <style:style style:name="P66" style:family="paragraph" style:parent-style-name="Text_20_body" style:list-style-name="L8">
      <style:paragraph-properties fo:margin-top="0in" fo:margin-bottom="0.1665in" style:contextual-spacing="false" fo:line-height="150%" fo:text-align="start" style:justify-single-word="false" fo:orphans="2" fo:widows="2"/>
    </style:style>
    <style:style style:name="P67" style:family="paragraph" style:parent-style-name="Text_20_body">
      <style:paragraph-properties fo:margin-top="0in" fo:margin-bottom="0in" style:contextual-spacing="false" fo:line-height="150%" fo:text-align="start" style:justify-single-word="false" fo:orphans="2" fo:widows="2"/>
    </style:style>
    <style:style style:name="P68" style:family="paragraph" style:parent-style-name="Text_20_body" style:list-style-name="L15">
      <style:paragraph-properties fo:margin-top="0in" fo:margin-bottom="0.1665in" style:contextual-spacing="false" fo:line-height="150%" fo:text-align="start" style:justify-single-word="false" fo:orphans="2" fo:widows="2"/>
    </style:style>
    <style:style style:name="P69" style:family="paragraph" style:parent-style-name="Text_20_body">
      <style:paragraph-properties fo:margin-top="0in" fo:margin-bottom="0.1665in" style:contextual-spacing="false" fo:line-height="150%" fo:text-align="start" style:justify-single-word="false" fo:orphans="2" fo:widows="2"/>
    </style:style>
    <style:style style:name="P70"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tyle>
    <style:style style:name="P71" style:family="paragraph" style:parent-style-name="Text_20_body">
      <style:paragraph-properties fo:margin-top="0in" fo:margin-bottom="0.1665in" style:contextual-spacing="false" fo:line-height="150%"/>
    </style:style>
    <style:style style:name="P72" style:family="paragraph" style:parent-style-name="Text_20_body" style:list-style-name="L12">
      <style:paragraph-properties fo:margin-top="0in" fo:margin-bottom="0.1665in" style:contextual-spacing="false" fo:line-height="150%"/>
    </style:style>
    <style:style style:name="P73" style:family="paragraph" style:parent-style-name="Text_20_body" style:list-style-name="L14">
      <style:paragraph-properties fo:margin-top="0in" fo:margin-bottom="0.1665in" style:contextual-spacing="false" fo:line-height="150%"/>
    </style:style>
    <style:style style:name="P74" style:family="paragraph" style:parent-style-name="Text_20_body">
      <style:paragraph-properties fo:margin-top="0in" fo:margin-bottom="0in" style:contextual-spacing="false" fo:line-height="100%" fo:text-align="center" style:justify-single-word="false"/>
      <style:text-properties loext:padding="0in" loext:border="none"/>
    </style:style>
    <style:style style:name="P7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loext:padding="0in" loext:border="none"/>
    </style:style>
    <style:style style:name="P76" style:family="paragraph" style:parent-style-name="Text_20_body">
      <style:paragraph-properties fo:margin-top="0in" fo:margin-bottom="0in" style:contextual-spacing="false" fo:line-height="100%" fo:text-align="center" style:justify-single-word="false" fo:orphans="2" fo:widows="2"/>
    </style:style>
    <style:style style:name="P77" style:family="paragraph" style:parent-style-name="Text_20_body">
      <style:paragraph-properties fo:margin-top="0in" fo:margin-bottom="0in" style:contextual-spacing="false" fo:line-height="100%"/>
    </style:style>
    <style:style style:name="P78" style:family="paragraph" style:parent-style-name="Text_20_body">
      <style:paragraph-properties fo:margin-left="0in" fo:margin-right="0.0728in" fo:margin-top="0.052in" fo:margin-bottom="0.052in" style:contextual-spacing="false" fo:text-align="start" style:justify-single-word="false" fo:orphans="2" fo:widows="2" fo:text-indent="0in" style:auto-text-indent="false"/>
    </style:style>
    <style:style style:name="P79"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80" style:family="paragraph" style:parent-style-name="Text_20_body">
      <style:paragraph-properties fo:margin-left="0in" fo:margin-right="0.0728in" fo:margin-top="0.052in" fo:margin-bottom="0.052in" style:contextual-spacing="false" fo:text-indent="0in" style:auto-text-indent="false"/>
    </style:style>
    <style:style style:name="P81" style:family="paragraph" style:parent-style-name="Text_20_body">
      <style:paragraph-properties fo:line-height="150%"/>
      <style:text-properties fo:font-weight="bold"/>
    </style:style>
    <style:style style:name="P82" style:family="paragraph" style:parent-style-name="Text_20_body" style:list-style-name="L11">
      <style:paragraph-properties fo:margin-top="0in" fo:margin-bottom="0.1665in" style:contextual-spacing="false" fo:line-height="150%"/>
      <style:text-properties fo:color="#24292e" loext:opacity="100%"/>
    </style:style>
    <style:style style:name="P83" style:family="paragraph" style:parent-style-name="Text_20_body" style:list-style-name="L13">
      <style:paragraph-properties fo:margin-top="0in" fo:margin-bottom="0.1665in" style:contextual-spacing="false" fo:line-height="150%"/>
      <style:text-properties fo:color="#24292e" loext:opacity="100%"/>
    </style:style>
    <style:style style:name="P84" style:family="paragraph" style:parent-style-name="Text_20_body">
      <style:paragraph-properties fo:margin-top="0in" fo:margin-bottom="0.1665in" style:contextual-spacing="false" fo:line-height="150%"/>
      <style:text-properties fo:color="#24292e" loext:opacity="100%"/>
    </style:style>
    <style:style style:name="P85" style:family="paragraph" style:parent-style-name="Text_20_body">
      <style:paragraph-properties fo:margin-left="0in" fo:margin-right="0in" fo:margin-top="0in" fo:margin-bottom="0in" style:contextual-spacing="false" fo:text-indent="0in" style:auto-text-indent="false"/>
    </style:style>
    <style:style style:name="P86" style:family="paragraph" style:parent-style-name="Text_20_body">
      <style:paragraph-properties fo:margin-top="0in" fo:margin-bottom="0in" style:contextual-spacing="false" fo:text-align="end" style:justify-single-word="false"/>
    </style:style>
    <style:style style:name="P87" style:family="paragraph" style:parent-style-name="Text_20_body">
      <style:paragraph-properties fo:text-align="end" style:justify-single-word="false"/>
    </style:style>
    <style:style style:name="T1" style:family="text">
      <style:text-properties fo:font-weight="bold"/>
    </style:style>
    <style:style style:name="T2" style:family="text">
      <style:text-properties fo:font-weight="bold" loext:padding="0in" loext:border="none"/>
    </style:style>
    <style:style style:name="T3" style:family="text">
      <style:text-properties style:font-name="sans-serif" fo:font-style="normal" fo:font-weight="normal"/>
    </style:style>
    <style:style style:name="T4" style:family="text">
      <style:text-properties style:font-name="sans-serif" fo:font-style="normal" fo:font-weight="bold"/>
    </style:style>
    <style:style style:name="T5" style:family="text">
      <style:text-properties fo:color="#6c757d" loext:opacity="100%" fo:font-style="italic"/>
    </style:style>
    <style:style style:name="T6" style:family="text">
      <style:text-properties fo:color="#6c757d" loext:opacity="100%" fo:font-style="italic" fo:font-weight="bold" loext:padding="0in" loext:border="none"/>
    </style:style>
    <style:style style:name="T7" style:family="text">
      <style:text-properties fo:color="#6c757d" loext:opacity="100%" style:font-name="sans-serif" fo:font-style="italic" fo:font-weight="bold"/>
    </style:style>
    <style:style style:name="T8" style:family="text">
      <style:text-properties fo:color="#6c757d" loext:opacity="100%" style:text-line-through-style="none" style:text-line-through-type="none" fo:font-size="10.5pt" style:text-underline-style="none" style:text-blinking="false" fo:background-color="#e5e5e5" loext:char-shading-value="0" loext:padding="0in" loext:border="none"/>
    </style:style>
    <style:style style:name="T9" style:family="text">
      <style:text-properties fo:color="#6c757d" loext:opacity="100%" style:text-line-through-style="none" style:text-line-through-type="none" fo:font-size="10.5pt" style:text-underline-style="none" style:text-blinking="false" fo:background-color="transparent" loext:char-shading-value="0" loext:padding="0in" loext:border="none"/>
    </style:style>
    <style:style style:name="T10" style:family="text">
      <style:text-properties fo:color="#6c757d" loext:opacity="100%" style:text-line-through-style="none" style:text-line-through-type="none" fo:font-size="8.25pt" style:text-underline-style="none" fo:font-weight="normal" style:text-blinking="false" fo:background-color="#e5e5e5" loext:char-shading-value="0" loext:padding="0in" loext:border="none"/>
    </style:style>
    <style:style style:name="T11" style:family="text">
      <style:text-properties fo:color="#6c757d" loext:opacity="100%" fo:font-size="10.5pt" fo:font-style="italic" loext:padding="0in" loext:border="none"/>
    </style:style>
    <style:style style:name="T12" style:family="text">
      <style:text-properties fo:color="#6c757d" loext:opacity="100%" fo:font-size="10.5pt" loext:padding="0in" loext:border="none"/>
    </style:style>
    <style:style style:name="T13" style:family="text">
      <style:text-properties fo:font-variant="normal" fo:text-transform="none" fo:color="#d3d3d3" loext:opacity="100%" style:text-line-through-style="none" style:text-line-through-type="none" style:font-name="sans-serif" fo:font-size="10.5pt" fo:letter-spacing="normal" fo:font-style="normal" style:text-underline-style="none" fo:font-weight="bold" style:text-blinking="false" fo:background-color="#e5e5e5" loext:char-shading-value="0" loext:padding="0in" loext:border="none"/>
    </style:style>
    <style:style style:name="T14" style:family="text">
      <style:text-properties fo:font-variant="normal" fo:text-transform="none" fo:color="#d3d3d3" loext:opacity="100%" style:text-line-through-style="none" style:text-line-through-type="none" style:font-name="sans-serif" fo:font-size="12pt" fo:letter-spacing="normal" fo:font-style="normal" style:text-underline-style="none" fo:font-weight="bold" style:text-blinking="false" fo:background-color="#e5e5e5" loext:char-shading-value="0" style:font-size-asian="12pt" style:font-size-complex="12pt" loext:padding="0in" loext:border="none"/>
    </style:style>
    <style:style style:name="T15" style:family="text">
      <style:text-properties fo:font-variant="normal" fo:text-transform="none" fo:color="#d3d3d3" loext:opacity="100%" style:text-line-through-style="none" style:text-line-through-type="none" fo:letter-spacing="normal" style:text-underline-style="none" style:text-blinking="false" fo:background-color="#e5e5e5" loext:char-shading-value="0" loext:padding="0in" loext:border="none"/>
    </style:style>
    <style:style style:name="T16" style:family="text">
      <style:text-properties fo:font-variant="normal" fo:text-transform="none" fo:color="#d3d3d3" loext:opacity="100%" style:text-line-through-style="none" style:text-line-through-type="none" fo:font-size="12pt" fo:letter-spacing="normal" style:text-underline-style="none" style:text-blinking="false" fo:background-color="#e5e5e5" loext:char-shading-value="0" style:font-size-asian="12pt" style:font-size-complex="12pt" loext:padding="0in" loext:border="none"/>
    </style:style>
    <style:style style:name="T17" style:family="text">
      <style:text-properties fo:font-variant="normal" fo:text-transform="none" fo:color="#6c757d" loext:opacity="100%" style:text-line-through-style="none" style:text-line-through-type="none" style:font-name="sans-serif" fo:font-size="10.5pt" fo:letter-spacing="normal" fo:font-style="normal" style:text-underline-style="none" fo:font-weight="normal" style:text-blinking="false" fo:background-color="#e5e5e5" loext:char-shading-value="0" loext:padding="0in" loext:border="none"/>
    </style:style>
    <style:style style:name="T18" style:family="text">
      <style:text-properties fo:font-variant="normal" fo:text-transform="none" fo:color="#6c757d" loext:opacity="100%" style:text-line-through-style="none" style:text-line-through-type="none" style:font-name="sans-serif" fo:font-size="8.25pt" fo:letter-spacing="normal" fo:font-style="normal" style:text-underline-style="none" fo:font-weight="normal" style:text-blinking="false" fo:background-color="#e5e5e5" loext:char-shading-value="0" loext:padding="0in" loext:border="none"/>
    </style:style>
    <style:style style:name="T19" style:family="text">
      <style:text-properties fo:font-variant="normal" fo:text-transform="none" fo:color="#6c757d" loext:opacity="100%" style:text-line-through-style="none" style:text-line-through-type="none" style:font-name="sans-serif" fo:font-size="12pt" fo:letter-spacing="normal" fo:font-style="normal" style:text-underline-style="none" fo:font-weight="normal" style:text-blinking="false" fo:background-color="#e5e5e5" loext:char-shading-value="0" style:font-size-asian="12pt" style:font-size-complex="12pt" loext:padding="0in" loext:border="none"/>
    </style:style>
    <style:style style:name="T20" style:family="text">
      <style:text-properties fo:font-variant="normal" fo:text-transform="none" fo:color="#6c757d" loext:opacity="100%" style:text-line-through-style="none" style:text-line-through-type="none" style:font-name="sans-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21" style:family="text">
      <style:text-properties fo:font-variant="normal" fo:text-transform="none" fo:color="#6c757d" loext:opacity="100%" style:font-name="sans-serif" fo:font-size="12pt" fo:letter-spacing="normal" fo:font-style="italic" fo:font-weight="normal" style:font-size-asian="12pt" style:font-size-complex="12pt" loext:padding="0in" loext:border="none"/>
    </style:style>
    <style:style style:name="T22" style:family="text">
      <style:text-properties fo:font-variant="normal" fo:text-transform="none" fo:color="#6c757d" loext:opacity="100%" style:font-name="sans-serif" fo:font-size="12pt" fo:letter-spacing="normal" fo:font-style="italic" fo:font-weight="bold" style:font-size-asian="12pt" style:font-size-complex="12pt" loext:padding="0in" loext:border="none"/>
    </style:style>
    <style:style style:name="T23" style:family="text">
      <style:text-properties fo:font-variant="normal" fo:text-transform="none" fo:color="#6c757d" loext:opacity="100%" style:font-name="sans-serif" fo:font-size="12pt" fo:letter-spacing="normal" fo:font-style="normal" fo:font-weight="normal" style:font-size-asian="12pt" style:font-size-complex="12pt" loext:padding="0in" loext:border="none"/>
    </style:style>
    <style:style style:name="T24" style:family="text">
      <style:text-properties fo:font-variant="normal" fo:text-transform="none" fo:color="#24292e" loext:opacity="100%" style:font-name="sans-serif" fo:font-size="10.5pt" fo:letter-spacing="normal" fo:font-style="normal" fo:font-weight="bold"/>
    </style:style>
    <style:style style:name="T25" style:family="text">
      <style:text-properties fo:font-variant="normal" fo:text-transform="none" fo:color="#24292e" loext:opacity="100%" style:font-name="sans-serif" fo:font-size="10.5pt" fo:letter-spacing="normal" fo:font-style="normal" fo:font-weight="normal"/>
    </style:style>
    <style:style style:name="T26" style:family="text">
      <style:text-properties fo:font-variant="normal" fo:text-transform="none" fo:color="#24292e" loext:opacity="100%" style:font-name="sans-serif" fo:font-size="12pt" fo:letter-spacing="normal" fo:font-style="normal" fo:font-weight="bold" style:font-size-asian="12pt" style:font-size-complex="12pt"/>
    </style:style>
    <style:style style:name="T27" style:family="text">
      <style:text-properties fo:font-variant="normal" fo:text-transform="none" fo:color="#24292e" loext:opacity="100%" style:font-name="sans-serif" fo:font-size="12pt" fo:letter-spacing="normal" fo:font-style="normal" fo:font-weight="bold" style:font-size-asian="12pt" style:font-size-complex="12pt" loext:padding="0in" loext:border="none"/>
    </style:style>
    <style:style style:name="T28" style:family="text">
      <style:text-properties fo:font-variant="normal" fo:text-transform="none" fo:color="#24292e" loext:opacity="100%" style:font-name="sans-serif" fo:font-size="12pt" fo:letter-spacing="normal" fo:font-style="normal" fo:font-weight="normal" style:font-size-asian="12pt" style:font-size-complex="12pt"/>
    </style:style>
    <style:style style:name="T29" style:family="text">
      <style:text-properties fo:font-variant="normal" fo:text-transform="none" fo:color="#24292e" loext:opacity="100%" style:text-line-through-style="none" style:text-line-through-type="none" style:font-name="sans-serif" fo:font-size="10.5pt" fo:letter-spacing="normal" fo:font-style="normal" style:text-underline-style="none" fo:font-weight="normal" style:text-blinking="false"/>
    </style:style>
    <style:style style:name="T30" style:family="text">
      <style:text-properties fo:font-variant="normal" fo:text-transform="none" fo:color="#000000" loext:opacity="100%" style:text-line-through-style="none" style:text-line-through-type="none" style:font-name="sans-serif" fo:font-size="12pt" fo:letter-spacing="normal" fo:font-style="normal" style:text-underline-style="none" fo:font-weight="bold" style:text-blinking="false" fo:background-color="transparent" loext:char-shading-value="0" style:font-size-asian="12pt" style:font-size-complex="12pt" loext:padding="0in" loext:border="none"/>
    </style:style>
    <style:style style:name="T31" style:family="text">
      <style:text-properties fo:font-variant="normal" fo:text-transform="none" fo:color="#000000" loext:opacity="100%" style:font-name="sans-serif" fo:font-size="12pt" fo:letter-spacing="normal" fo:font-style="normal" fo:font-weight="bold" style:font-size-asian="12pt" style:font-size-complex="12pt"/>
    </style:style>
    <style:style style:name="T32" style:family="text">
      <style:text-properties fo:font-variant="normal" fo:text-transform="none" fo:color="#000000" loext:opacity="100%" style:font-name="sans-serif" fo:font-size="12pt" fo:letter-spacing="normal" fo:font-style="normal" fo:font-weight="bold" style:font-size-asian="12pt" style:font-size-complex="12pt" loext:padding="0in" loext:border="none"/>
    </style:style>
    <style:style style:name="T33" style:family="text">
      <style:text-properties fo:font-variant="normal" fo:text-transform="none" fo:color="#ffffff" loext:opacity="100%" style:font-name="Menlo" fo:font-size="12pt" fo:letter-spacing="normal" fo:font-style="normal" fo:font-weight="normal" style:font-size-asian="12pt" style:font-size-complex="12pt" loext:padding="0in" loext:border="none"/>
    </style:style>
    <style:style style:name="T34" style:family="text">
      <style:text-properties fo:font-variant="normal" fo:text-transform="none" fo:color="#ffffff" loext:opacity="100%" fo:font-size="12pt" fo:letter-spacing="normal" style:font-size-asian="12pt" style:font-size-complex="12pt" loext:padding="0in" loext:border="none"/>
    </style:style>
    <style:style style:name="T35" style:family="text">
      <style:text-properties fo:font-variant="normal" fo:text-transform="none" fo:color="#c27628" loext:opacity="100%" style:font-name="Menlo" fo:font-size="12pt" fo:letter-spacing="normal" fo:font-style="normal" fo:font-weight="normal" style:font-size-asian="12pt" style:font-size-complex="12pt" loext:padding="0in" loext:border="none"/>
    </style:style>
    <style:style style:name="T36" style:family="text">
      <style:text-properties fo:font-variant="normal" fo:text-transform="none" fo:color="#b0c975" loext:opacity="100%" style:font-name="Menlo" fo:font-size="12pt" fo:letter-spacing="normal" fo:font-style="normal" fo:font-weight="normal" style:font-size-asian="12pt" style:font-size-complex="12pt" loext:padding="0in" loext:border="none"/>
    </style:style>
    <style:style style:name="T37" style:family="text">
      <style:text-properties fo:text-transform="uppercase" fo:color="#959c9e" loext:opacity="100%" style:text-line-through-style="none" style:text-line-through-type="none" style:font-name="apple-system" fo:font-size="12pt" fo:letter-spacing="0.0102in" style:text-underline-style="none" fo:font-weight="bold" style:text-blinking="false" fo:background-color="transparent" loext:char-shading-value="0" style:font-size-asian="12pt" style:font-size-complex="12pt" loext:padding="0in" loext:border="none"/>
    </style:style>
    <style:style style:name="T38" style:family="text">
      <style:text-properties fo:color="#212529" loext:opacity="100%" fo:font-size="9pt" fo:font-weight="bold" fo:background-color="#ffcdd2" loext:char-shading-value="0" loext:padding="0.0193in" loext:border="1.5pt solid #ffcdd2"/>
    </style:style>
    <style:style style:name="T39" style:family="text">
      <style:text-properties fo:color="#212529" loext:opacity="100%" fo:font-size="9pt" fo:font-weight="bold" fo:background-color="#d1c4e9" loext:char-shading-value="0" loext:padding="0.0193in" loext:border="1.5pt solid #d1c4e9"/>
    </style:style>
    <style:style style:name="T40" style:family="text">
      <style:text-properties fo:color="#212529" loext:opacity="100%" fo:font-weight="bold" fo:background-color="#dcedc8" loext:char-shading-value="0" loext:padding="0.0193in" loext:border="1.5pt solid #dcedc8"/>
    </style:style>
    <style:style style:name="T41" style:family="text">
      <style:text-properties fo:color="#212529" loext:opacity="100%" fo:font-weight="bold" fo:background-color="#f0f4c3" loext:char-shading-value="0" loext:padding="0.0193in" loext:border="1.5pt solid #f0f4c3"/>
    </style:style>
    <style:style style:name="T42" style:family="text">
      <style:text-properties fo:color="#212529" loext:opacity="100%" fo:font-weight="bold" fo:background-color="#ffecb3" loext:char-shading-value="0" loext:padding="0.0193in" loext:border="1.5pt solid #ffecb3"/>
    </style:style>
    <style:style style:name="T43" style:family="text">
      <style:text-properties fo:color="#212529" loext:opacity="100%" fo:font-weight="bold" fo:background-color="#ffcdd2" loext:char-shading-value="0" loext:padding="0.0193in" loext:border="1.5pt solid #ffcdd2"/>
    </style:style>
    <style:style style:name="T44" style:family="text">
      <style:text-properties fo:color="#212529" loext:opacity="100%" fo:font-weight="bold" fo:background-color="#d1c4e9" loext:char-shading-value="0" loext:padding="0.0193in" loext:border="1.5pt solid #d1c4e9"/>
    </style:style>
    <style:style style:name="T45" style:family="text">
      <style:text-properties fo:font-style="italic"/>
    </style:style>
    <style:style style:name="T46" style:family="text">
      <style:text-properties style:text-line-through-style="none" style:text-line-through-type="none" style:text-underline-style="none" fo:font-weight="bold" style:text-blinking="false" fo:background-color="transparent" loext:char-shading-value="0" loext:padding="0in" loext:border="none"/>
    </style:style>
    <style:style style:name="T47" style:family="text">
      <style:text-properties fo:font-size="10.5pt"/>
    </style:style>
    <style:style style:name="T48" style:family="text">
      <style:text-properties fo:font-size="10.5pt" fo:font-weight="bold"/>
    </style:style>
    <style:style style:name="T49" style:family="text">
      <style:text-properties fo:color="#d3d3d3" loext:opacity="100%" style:text-line-through-style="none" style:text-line-through-type="none" style:text-underline-style="none" style:text-blinking="false" fo:background-color="#e5e5e5" loext:char-shading-value="0" loext:padding="0in" loext:border="none"/>
    </style:style>
    <style:style style:name="T50" style:family="text">
      <style:text-properties fo:color="#d3d3d3" loext:opacity="100%" style:text-line-through-style="none" style:text-line-through-type="none" fo:font-size="10.5pt" style:text-underline-style="none" fo:font-weight="bold" style:text-blinking="false" fo:background-color="#e5e5e5" loext:char-shading-value="0" loext:padding="0in" loext:border="none"/>
    </style:style>
    <style:style style:name="T51" style:family="text">
      <style:text-properties fo:color="#24292e" loext:opacity="100%"/>
    </style:style>
    <style:style style:name="T52" style:family="text">
      <style:text-properties fo:color="#24292e" loext:opacity="100%" fo:font-weight="bold"/>
    </style:style>
    <style:style style:name="T53" style:family="text">
      <style:text-properties fo:color="#ffffff" loext:opacity="100%" style:font-name="Menlo" fo:font-size="8.25pt" loext:padding="0in" loext:border="none"/>
    </style:style>
    <style:style style:name="T54" style:family="text">
      <style:text-properties fo:color="#ffffff" loext:opacity="100%" loext:padding="0in" loext:border="none"/>
    </style:style>
    <style:style style:name="T55" style:family="text">
      <style:text-properties fo:color="#b0c975" loext:opacity="100%" style:font-name="Menlo" fo:font-size="8.25pt" loext:padding="0in" loext:border="none"/>
    </style:style>
    <style:style style:name="T56" style:family="text">
      <style:text-properties fo:color="#8799b0" loext:opacity="100%" style:font-name="Menlo" fo:font-size="8.25pt" loext:padding="0in" loext:border="none"/>
    </style:style>
    <style:style style:name="T57" style:family="text">
      <style:text-properties fo:color="#797979" loext:opacity="100%" style:font-name="Menlo" fo:font-size="8.25pt" loext:padding="0in" loext:border="none"/>
    </style:style>
    <style:style style:name="T58" style:family="text">
      <style:text-properties fo:color="#ffd893" loext:opacity="100%" style:font-name="Menlo" fo:font-size="8.25pt"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0.06pt solid #000000"/>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eaeaea"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number text:level="1" text:style-name="Numbering_20_Symbols" loext:num-list-format="%1%." style:num-suffix="." style:num-format="1" text:start-value="4">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9" text:anchor-type="page" text:anchor-page-number="1" svg:x="0in" svg:y="0in" svg:width="3.9374in" draw:z-index="39">
        <draw:text-box fo:min-height="0.5in">
          <text:p text:style-name="Text_20_body"/>
        </draw:text-box>
      </draw:frame>
      <draw:frame draw:style-name="fr1" draw:name="Frame18" text:anchor-type="page" text:anchor-page-number="1" svg:x="0in" svg:y="0in" svg:width="3.5728in" draw:z-index="38">
        <draw:text-box fo:min-height="0.5in">
          <text:p text:style-name="Text_20_body"/>
        </draw:text-box>
      </draw:frame>
      <draw:frame draw:style-name="fr1" draw:name="Frame17" text:anchor-type="page" text:anchor-page-number="1" svg:x="0in" svg:y="0in" svg:width="3.5311in" draw:z-index="37">
        <draw:text-box fo:min-height="0.5in">
          <text:p text:style-name="Text_20_body"/>
        </draw:text-box>
      </draw:frame>
      <draw:frame draw:style-name="fr2" draw:name="Frame1" text:anchor-type="page" text:anchor-page-number="1" svg:x="0in" svg:y="0in" svg:width="3.5311in" draw:z-index="5">
        <draw:text-box fo:min-height="0.5in">
          <text:p text:style-name="Text_20_body"/>
        </draw:text-box>
      </draw:frame>
      <draw:frame draw:style-name="fr2" draw:name="Frame2" text:anchor-type="page" text:anchor-page-number="1" svg:x="0in" svg:y="0in" svg:width="3.5728in" draw:z-index="6">
        <draw:text-box fo:min-height="0.5in">
          <text:p text:style-name="Text_20_body"/>
        </draw:text-box>
      </draw:frame>
      <draw:frame draw:style-name="fr2" draw:name="Frame3" text:anchor-type="page" text:anchor-page-number="1" svg:x="0in" svg:y="0in" svg:width="3.9374in" draw:z-index="7">
        <draw:text-box fo:min-height="0.5in">
          <text:p text:style-name="Text_20_body"/>
        </draw:text-box>
      </draw:frame>
      <draw:frame draw:style-name="fr2" draw:name="Frame4" text:anchor-type="page" text:anchor-page-number="1" svg:x="0in" svg:y="0in" svg:width="3.5311in" draw:z-index="16">
        <draw:text-box fo:min-height="0.5in">
          <text:p text:style-name="Text_20_body"/>
        </draw:text-box>
      </draw:frame>
      <draw:frame draw:style-name="fr2" draw:name="Frame5" text:anchor-type="page" text:anchor-page-number="1" svg:x="0in" svg:y="0in" svg:width="3.5728in" draw:z-index="17">
        <draw:text-box fo:min-height="0.5in">
          <text:p text:style-name="Text_20_body"/>
        </draw:text-box>
      </draw:frame>
      <draw:frame draw:style-name="fr2" draw:name="Frame6" text:anchor-type="page" text:anchor-page-number="1" svg:x="0in" svg:y="0in" svg:width="3.9374in" draw:z-index="18">
        <draw:text-box fo:min-height="0.5in">
          <text:p text:style-name="Text_20_body"/>
        </draw:text-box>
      </draw:frame>
      <draw:frame draw:style-name="fr3" draw:name="Frame7" text:anchor-type="page" text:anchor-page-number="1" svg:x="-0.0102in" svg:y="-0.0102in" svg:width="2.7811in" draw:z-index="21">
        <draw:text-box fo:min-height="0.3543in">
          <text:p text:style-name="Text_20_body"/>
        </draw:text-box>
      </draw:frame>
      <draw:frame draw:style-name="fr3" draw:name="Frame8" text:anchor-type="page" text:anchor-page-number="1" svg:x="-0.0102in" svg:y="-0.0102in" svg:width="2.7811in" draw:z-index="22">
        <draw:text-box fo:min-height="0.3543in">
          <text:p text:style-name="Text_20_body"/>
        </draw:text-box>
      </draw:frame>
      <draw:frame draw:style-name="fr3" draw:name="Frame9" text:anchor-type="page" text:anchor-page-number="1" svg:x="-0.0102in" svg:y="-0.0102in" svg:width="2.7811in" draw:z-index="23">
        <draw:text-box fo:min-height="0.3543in">
          <text:p text:style-name="Text_20_body"/>
        </draw:text-box>
      </draw:frame>
      <draw:frame draw:style-name="fr3" draw:name="Frame10" text:anchor-type="page" text:anchor-page-number="1" svg:x="-0.0102in" svg:y="-0.0102in" svg:width="2.7811in" draw:z-index="24">
        <draw:text-box fo:min-height="0.3543in">
          <text:p text:style-name="Text_20_body"/>
        </draw:text-box>
      </draw:frame>
      <draw:frame draw:style-name="fr3" draw:name="Frame11" text:anchor-type="page" text:anchor-page-number="1" svg:x="-0.0102in" svg:y="-0.0102in" svg:width="2.7811in" draw:z-index="25">
        <draw:text-box fo:min-height="0.3543in">
          <text:p text:style-name="Text_20_body"/>
        </draw:text-box>
      </draw:frame>
      <draw:frame draw:style-name="fr3" draw:name="Frame12" text:anchor-type="page" text:anchor-page-number="1" svg:x="-0.0102in" svg:y="-0.0102in" svg:width="2.7811in" draw:z-index="26">
        <draw:text-box fo:min-height="0.3543in">
          <text:p text:style-name="Text_20_body"/>
        </draw:text-box>
      </draw:frame>
      <draw:frame draw:style-name="fr2" draw:name="Frame13" text:anchor-type="page" text:anchor-page-number="1" svg:x="0in" svg:y="0in" svg:width="3.5311in" draw:z-index="27">
        <draw:text-box fo:min-height="0.5in">
          <text:p text:style-name="Text_20_body"/>
        </draw:text-box>
      </draw:frame>
      <draw:frame draw:style-name="fr2" draw:name="Frame14" text:anchor-type="page" text:anchor-page-number="1" svg:x="0in" svg:y="0in" svg:width="3.5728in" draw:z-index="28">
        <draw:text-box fo:min-height="0.5in">
          <text:p text:style-name="Text_20_body"/>
        </draw:text-box>
      </draw:frame>
      <draw:frame draw:style-name="fr2" draw:name="Frame15" text:anchor-type="page" text:anchor-page-number="1" svg:x="0in" svg:y="0in" svg:width="3.9374in" draw:z-index="29">
        <draw:text-box fo:min-height="0.5in">
          <text:p text:style-name="Text_20_body"/>
        </draw:text-box>
      </draw:frame>
      <draw:frame draw:style-name="fr3" draw:name="Frame16" text:anchor-type="page" text:anchor-page-number="1" svg:x="-0.0102in" svg:y="-0.0102in" svg:width="2.7811in" draw:z-index="30">
        <draw:text-box fo:min-height="0.3543in">
          <text:p text:style-name="Text_20_body"/>
        </draw:text-box>
      </draw:frame>
      <text:h text:style-name="P1" text:outline-level="1">NoSQL Interview Questions (ANSWERED) You Must Know In 2020</text:h>
      <text:p text:style-name="P40"/>
      <text:p text:style-name="P10">Paradoxically the main reason behind the popularity of NoSQL data stores is the fact that their lack of ability to do advanced queries (joins, groupings, ranking and analytics) that allows these data stores to be scaled much, much easier than any RDBMS, which is a very valuable feature in todays world of massively distributed systems. Follow along and refresh your knowledge about 25 top most advanced NoSQL Interview Questions and Answers you should learn for your next developer interview in 2020.</text:p>
      <text:section text:style-name="Sect1" text:name="carbonads">
        <text:p text:style-name="P21"><text:a xlink:type="simple" xlink:href="http://carbonads.net/?utm_source=wwwfullstackcafe&amp;utm_medium=ad_via_link&amp;utm_campaign=in_unit&amp;utm_term=carbon" office:target-frame-name="_blank" xlink:show="new" text:style-name="Internet_20_link" text:visited-style-name="Visited_20_Internet_20_Link"><text:span text:style-name="T37"><text:s/>CARBON</text:span></text:a></text:p>
      </text:section>
      <text:h text:style-name="P4" text:outline-level="2"><text:span text:style-name="T5">Q1</text:span>: </text:h>
      <text:h text:style-name="P25" text:outline-level="2"><text:span text:style-name="T27">What are NoSQL databases? What are the different types of NoSQL databases?</text:span></text:h>
      <text:p text:style-name="P5">Answer</text:p>
      <text:p text:style-name="P11">A NoSQL database provides a mechanism for storage and retrieval of data that is modeled in means other than the tabular relations used in relational databases (like SQL, Oracle, etc.).</text:p>
      <text:p text:style-name="P11">Types of NoSQL databases:</text:p>
      <text:list xml:id="list806042237" text:style-name="L1">
        <text:list-item>
          <text:p text:style-name="P43">Document Oriented</text:p>
        </text:list-item>
        <text:list-item>
          <text:p text:style-name="P43">Key Value</text:p>
        </text:list-item>
        <text:list-item>
          <text:p text:style-name="P43">Graph</text:p>
        </text:list-item>
        <text:list-item>
          <text:p text:style-name="P43">Column Oriented</text:p>
        </text:list-item>
      </text:list>
      <text:p text:style-name="P35"><text:span text:style-name="T20"/></text:p>
      <text:h text:style-name="P4" text:outline-level="2"><text:span text:style-name="T5">Q2</text:span>: </text:h>
      <text:h text:style-name="P9" text:outline-level="2">What do you understand by NoSQL databases? Explain.</text:h>
      <text:p text:style-name="P76"><text:span text:style-name="T19"/></text:p>
      <text:p text:style-name="P5"><text:soft-page-break/>Answer</text:p>
      <text:p text:style-name="P11">At the present time, the internet is loaded with big data, big users, big complexity etc. and also becoming more complex day by day. NoSQL is answer of all these problems; It is not a traditional database management system, not even a relational database management system (RDBMS). NoSQL stands for “Not Only SQL”. NoSQL is a type of database that can handle and sort all type of unstructured, messy and complicated data. It is just a new way to think about the database.</text:p>
      <text:p text:style-name="P13"/>
      <text:h text:style-name="P26" text:outline-level="2"><text:span text:style-name="T22">Q3</text:span><text:span text:style-name="T32">: </text:span></text:h>
      <text:h text:style-name="P25" text:outline-level="2"><text:span text:style-name="T27">Explain difference between scaling horizontally and vertically for databases</text:span></text:h>
      <text:p text:style-name="P5">Answer</text:p>
      <text:list xml:id="list679272185" text:style-name="L2">
        <text:list-item>
          <text:p text:style-name="P44">Horizontal scaling means that you scale by adding more machines into your pool of resources whereas</text:p>
        </text:list-item>
        <text:list-item>
          <text:p text:style-name="P44">Vertical scaling means that you scale by adding more power (CPU, RAM) to an existing machine.</text:p>
        </text:list-item>
      </text:list>
      <text:p text:style-name="P11">In a database world horizontal-scaling is often based on the partitioning of the data i.e. each node contains only part of the data, in vertical-scaling the data resides on a single node and scaling is done through multi-core i.e. spreading the load between the CPU and RAM resources of that machine.</text:p>
      <text:p text:style-name="P11">Good examples of horizontal scaling are Cassandra, MongoDB, Google Cloud Spanner. and a good example of vertical scaling is MySQL - Amazon RDS (The cloud version of MySQL).</text:p>
      <text:p text:style-name="P13"/>
      <text:p text:style-name="P17"><text:span text:style-name="T21">Having Tech or Coding Interview?</text:span><text:span text:style-name="T23"> Check 👉 </text:span><text:a xlink:type="simple" xlink:href="https://www.fullstack.cafe/interview-questions/nosql" text:style-name="Internet_20_link" text:visited-style-name="Visited_20_Internet_20_Link"><text:span text:style-name="T20">16 NoSQL Interview Questions</text:span></text:a></text:p>
      <text:p text:style-name="P23"><text:span text:style-name="T21">Source:</text:span><text:span text:style-name="T23"> </text:span><text:a xlink:type="simple" xlink:href="https://stackoverflow.com/questions/11707879/difference-between-scaling-horizontally-and-vertically-for-databases" office:target-frame-name="_blank" xlink:show="new" text:style-name="Internet_20_link" text:visited-style-name="Visited_20_Internet_20_Link"><text:span text:style-name="T20">stackoverflow.com</text:span></text:a></text:p>
      <text:h text:style-name="P4" text:outline-level="2"><text:soft-page-break/><text:span text:style-name="T5">Q4</text:span>: </text:h>
      <text:h text:style-name="P25" text:outline-level="2"><text:span text:style-name="T27">What are the advantages of NoSQL over traditional RDBMS?</text:span></text:h>
      <text:p text:style-name="P5">Answer</text:p>
      <text:p text:style-name="P19"><text:span text:style-name="Strong_20_Emphasis"><text:span text:style-name="T26">NoSQL is better</text:span></text:span><text:span text:style-name="T28"> than RDBMS because of the following reasons/properities of NoSQL:</text:span></text:p>
      <text:list xml:id="list2694470239" text:style-name="L3">
        <text:list-item>
          <text:p text:style-name="P45">It supports semi-structured data and volatile data</text:p>
        </text:list-item>
        <text:list-item>
          <text:p text:style-name="P45">It does not have schema</text:p>
        </text:list-item>
        <text:list-item>
          <text:p text:style-name="P45">Read/Write throughput is very high</text:p>
        </text:list-item>
        <text:list-item>
          <text:p text:style-name="P61"><text:span text:style-name="T28">Horizontal </text:span><text:span text:style-name="Strong_20_Emphasis"><text:span text:style-name="T26">scalability</text:span></text:span><text:span text:style-name="T28"> can be achieved easily</text:span></text:p>
        </text:list-item>
        <text:list-item>
          <text:p text:style-name="P45">Will support Bigdata in volumes of Terra Bytes &amp; Peta Bytes</text:p>
        </text:list-item>
        <text:list-item>
          <text:p text:style-name="P45">Provides good support for Analytic tools on top of Bigdata</text:p>
        </text:list-item>
        <text:list-item>
          <text:p text:style-name="P45">Can be hosted in cheaper hardware machines</text:p>
        </text:list-item>
        <text:list-item>
          <text:p text:style-name="P45">In-memory caching option is available to increase the performance of queries</text:p>
        </text:list-item>
        <text:list-item>
          <text:p text:style-name="P45">Faster development life cycles for developers</text:p>
        </text:list-item>
      </text:list>
      <text:p text:style-name="P19"><text:span text:style-name="T28">Still, </text:span><text:span text:style-name="Strong_20_Emphasis"><text:span text:style-name="T26">RDBMS is better</text:span></text:span><text:span text:style-name="T28"> than NoSQL for the following reasons/properties of RDBMS:</text:span></text:p>
      <text:list xml:id="list2007659403" text:style-name="L4">
        <text:list-item>
          <text:p text:style-name="P62"><text:span text:style-name="T28">Transactions with </text:span><text:span text:style-name="Strong_20_Emphasis"><text:span text:style-name="T26">ACID</text:span></text:span><text:span text:style-name="T28"> properties - Atomicity, Consistency, Isolation &amp; Durability</text:span></text:p>
        </text:list-item>
        <text:list-item>
          <text:p text:style-name="P62"><text:span text:style-name="T28">Adherence to </text:span><text:span text:style-name="Strong_20_Emphasis"><text:span text:style-name="T26">Strong Schema</text:span></text:span><text:span text:style-name="T28"> of data being written/read</text:span></text:p>
        </text:list-item>
        <text:list-item>
          <text:p text:style-name="P46">Real time query management ( in case of data size &lt; 10 Tera bytes )</text:p>
        </text:list-item>
        <text:list-item>
          <text:p text:style-name="P62"><text:span text:style-name="T28">Execution of complex queries involving </text:span><text:span text:style-name="Strong_20_Emphasis"><text:span text:style-name="T26">join</text:span></text:span><text:span text:style-name="T28"> &amp; </text:span><text:span text:style-name="Strong_20_Emphasis"><text:span text:style-name="T26">group by</text:span></text:span><text:span text:style-name="T28"> clauses</text:span></text:p>
        </text:list-item>
      </text:list>
      <text:p text:style-name="P13"/>
      <text:p text:style-name="P17"><text:span text:style-name="T21">Having Tech or Coding Interview?</text:span><text:span text:style-name="T23"> Check 👉 </text:span><text:a xlink:type="simple" xlink:href="https://www.fullstack.cafe/interview-questions/nosql" text:style-name="Internet_20_link" text:visited-style-name="Visited_20_Internet_20_Link"><text:span text:style-name="T20">16 NoSQL Interview Questions</text:span></text:a></text:p>
      <text:p text:style-name="P23"><text:span text:style-name="T21">Source:</text:span><text:span text:style-name="T23"> </text:span><text:a xlink:type="simple" xlink:href="https://stackoverflow.com/questions/4160732/nosql-vs-relational-database" office:target-frame-name="_blank" xlink:show="new" text:style-name="Internet_20_link" text:visited-style-name="Visited_20_Internet_20_Link"><text:span text:style-name="T20">stackoverflow.com</text:span></text:a></text:p>
      <text:h text:style-name="P4" text:outline-level="2"><text:soft-page-break/><text:span text:style-name="T5">Q5</text:span>: </text:h>
      <text:h text:style-name="P9" text:outline-level="2">When should we embed one document within another in MongoDB?</text:h>
      <text:p text:style-name="P2"><text:span text:style-name="T41">Junior</text:span> </text:p>
      <text:p text:style-name="P16"><text:span text:style-name="T16"><draw:a xlink:type="simple" xlink:href="https://www.fullstack.cafe/interview-questions/mongodb"><draw:frame draw:style-name="fr4" draw:name="Image9" text:anchor-type="as-char" svg:width="0.2811in" svg:height="0.2811in" draw:z-index="0"><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4">MongoDB</text:span></text:a><text:a xlink:type="simple" xlink:href="https://www.fullstack.cafe/interview-questions/mongodb" text:style-name="Internet_20_link" text:visited-style-name="Visited_20_Internet_20_Link"><text:span text:style-name="T19">  83  </text:span></text:a></text:p>
      <text:p text:style-name="P5">Answer</text:p>
      <text:p text:style-name="P11">You should consider embedding documents for:</text:p>
      <text:list xml:id="list1337655697" text:style-name="L5">
        <text:list-item>
          <text:p text:style-name="P63"><text:span text:style-name="Emphasis"><text:span text:style-name="T28">contains</text:span></text:span><text:span text:style-name="T28"> relationships between entities</text:span></text:p>
        </text:list-item>
        <text:list-item>
          <text:p text:style-name="P47">One-to-many relationships</text:p>
        </text:list-item>
        <text:list-item>
          <text:p text:style-name="P47">Performance reasons</text:p>
        </text:list-item>
      </text:list>
      <text:p text:style-name="P13"/>
      <text:p text:style-name="P17"><text:span text:style-name="T21">Having Tech or Coding Interview?</text:span><text:span text:style-name="T23"> Check 👉 </text:span><text:a xlink:type="simple" xlink:href="https://www.fullstack.cafe/interview-questions/mongodb" text:style-name="Internet_20_link" text:visited-style-name="Visited_20_Internet_20_Link"><text:span text:style-name="T20">83 MongoDB Interview Questions</text:span></text:a></text:p>
      <text:p text:style-name="P22"><text:span text:style-name="T21">Source:</text:span><text:span text:style-name="T23"> </text:span><text:a xlink:type="simple" xlink:href="https://www.tutorialspoint.com/mongodb/mongodb_interview_questions.htm" office:target-frame-name="_blank" xlink:show="new" text:style-name="Internet_20_link" text:visited-style-name="Visited_20_Internet_20_Link"><text:span text:style-name="T20">tutorialspoint.com</text:span></text:a></text:p>
      <text:p text:style-name="P7"/>
      <text:p text:style-name="P20"><text:a xlink:type="simple" xlink:href="https://www.fullstack.cafe/blog/angular-7-interview-questions-to-crack-in-2019" text:style-name="Internet_20_link" text:visited-style-name="Visited_20_Internet_20_Link"><text:span text:style-name="T30">35 Top Angular 7 Interview Questions To Crack in 2019</text:span></text:a></text:p>
      <text:p text:style-name="P16"><text:span text:style-name="T16"><draw:a xlink:type="simple" xlink:href="https://www.fullstack.cafe/interview-questions/angular"><draw:frame draw:style-name="fr4" draw:name="Image11" text:anchor-type="as-char" svg:width="0.2811in" svg:height="0.2811in" draw:z-index="1"><draw:image xlink:href="Pictures/100000010000001E0000001EE49AD6046200B7F1.png" xlink:type="simple" xlink:show="embed" xlink:actuate="onLoad" draw:mime-type="image/png"/><svg:title>Top 120 Angular Interview Questions</svg:title></draw:frame></draw:a></text:span><text:a xlink:type="simple" xlink:href="https://www.fullstack.cafe/interview-questions/angular" text:style-name="Internet_20_link" text:visited-style-name="Visited_20_Internet_20_Link">  </text:a><text:a xlink:type="simple" xlink:href="https://www.fullstack.cafe/interview-questions/angular" text:style-name="Internet_20_link" text:visited-style-name="Visited_20_Internet_20_Link"><text:span text:style-name="T14">Angular</text:span></text:a><text:a xlink:type="simple" xlink:href="https://www.fullstack.cafe/interview-questions/angular" text:style-name="Internet_20_link" text:visited-style-name="Visited_20_Internet_20_Link"><text:span text:style-name="T19">  120  </text:span></text:a></text:p>
      <text:h text:style-name="P4" text:outline-level="2"><text:span text:style-name="T5">Q6</text:span>: </text:h>
      <text:h text:style-name="P9" text:outline-level="2">Define ACID Properties</text:h>
      <text:p text:style-name="P2"><text:span text:style-name="T42">Mid</text:span> </text:p>
      <text:p text:style-name="P16"><text:span text:style-name="T16"><draw:a xlink:type="simple" xlink:href="https://www.fullstack.cafe/interview-questions/sql"><draw:frame draw:style-name="fr4" draw:name="Image12" text:anchor-type="as-char" svg:width="0.2811in" svg:height="0.2811in" draw:z-index="2"><draw:image xlink:href="Pictures/100000010000001800000018A7CAA5AF95C5E998.png" xlink:type="simple" xlink:show="embed" xlink:actuate="onLoad" draw:mime-type="image/png"/><svg:title>Top 42 SQL Interview Questions</svg:title></draw:frame></draw:a></text:span><text:a xlink:type="simple" xlink:href="https://www.fullstack.cafe/interview-questions/sql" text:style-name="Internet_20_link" text:visited-style-name="Visited_20_Internet_20_Link">  </text:a><text:a xlink:type="simple" xlink:href="https://www.fullstack.cafe/interview-questions/sql" text:style-name="Internet_20_link" text:visited-style-name="Visited_20_Internet_20_Link"><text:span text:style-name="T14">SQL</text:span></text:a><text:a xlink:type="simple" xlink:href="https://www.fullstack.cafe/interview-questions/sql" text:style-name="Internet_20_link" text:visited-style-name="Visited_20_Internet_20_Link"><text:span text:style-name="T19">  42  </text:span></text:a></text:p>
      <text:p text:style-name="P5">Answer</text:p>
      <text:list xml:id="list2114809149" text:style-name="L6">
        <text:list-item>
          <text:p text:style-name="P64"><text:span text:style-name="Strong_20_Emphasis"><text:span text:style-name="T26">Atomicity</text:span></text:span><text:span text:style-name="T28">: It ensures all-or-none rule for database modifications.</text:span></text:p>
        </text:list-item>
        <text:list-item>
          <text:p text:style-name="P64"><text:span text:style-name="Strong_20_Emphasis"><text:span text:style-name="T26">Consistency</text:span></text:span><text:span text:style-name="T28">: Data values are consistent across the database.</text:span></text:p>
        </text:list-item>
        <text:list-item>
          <text:p text:style-name="P64"><text:span text:style-name="Strong_20_Emphasis"><text:span text:style-name="T26">Isolation</text:span></text:span><text:span text:style-name="T28">: Two transactions are said to be independent of one another.</text:span></text:p>
        </text:list-item>
        <text:list-item>
          <text:p text:style-name="P64"><text:soft-page-break/><text:span text:style-name="Strong_20_Emphasis"><text:span text:style-name="T26">Durability</text:span></text:span><text:span text:style-name="T28">: Data is not lost even at the time of server failure.</text:span></text:p>
        </text:list-item>
      </text:list>
      <text:p text:style-name="P13"/>
      <text:p text:style-name="P17"><text:span text:style-name="T21">Having Tech or Coding Interview?</text:span><text:span text:style-name="T23"> Check 👉 </text:span><text:a xlink:type="simple" xlink:href="https://www.fullstack.cafe/interview-questions/sql" text:style-name="Internet_20_link" text:visited-style-name="Visited_20_Internet_20_Link"><text:span text:style-name="T20">42 SQL Interview Questions</text:span></text:a></text:p>
      <text:p text:style-name="P23"><text:span text:style-name="T21">Source:</text:span><text:span text:style-name="T23"> </text:span><text:a xlink:type="simple" xlink:href="https://github.com/chetansomani/SQL-Interview-Questions" office:target-frame-name="_blank" xlink:show="new" text:style-name="Internet_20_link" text:visited-style-name="Visited_20_Internet_20_Link"><text:span text:style-name="T20">github.com/chetansomani</text:span></text:a></text:p>
      <text:h text:style-name="P4" text:outline-level="2"><text:span text:style-name="T5">Q7</text:span>: </text:h>
      <text:h text:style-name="P9" text:outline-level="2">Does MongoDB support ACID transaction management and locking functionalities?</text:h>
      <text:p text:style-name="P2"><text:span text:style-name="T42">Mid</text:span> </text:p>
      <text:p text:style-name="P16"><text:span text:style-name="T16"><draw:a xlink:type="simple" xlink:href="https://www.fullstack.cafe/interview-questions/mongodb"><draw:frame draw:style-name="fr4" draw:name="Image13" text:anchor-type="as-char" svg:width="0.2811in" svg:height="0.2811in" draw:z-index="3"><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4">MongoDB</text:span></text:a><text:a xlink:type="simple" xlink:href="https://www.fullstack.cafe/interview-questions/mongodb" text:style-name="Internet_20_link" text:visited-style-name="Visited_20_Internet_20_Link"><text:span text:style-name="T19">  83  </text:span></text:a></text:p>
      <text:p text:style-name="P5">Answer</text:p>
      <text:p text:style-name="P11">ACID stands that any update is:</text:p>
      <text:list xml:id="list1658609418" text:style-name="L7">
        <text:list-item>
          <text:p text:style-name="P65"><text:span text:style-name="Strong_20_Emphasis"><text:span text:style-name="T26">Atomic</text:span></text:span><text:span text:style-name="T28">: it either fully completes or it does not</text:span></text:p>
        </text:list-item>
        <text:list-item>
          <text:p text:style-name="P65"><text:span text:style-name="Strong_20_Emphasis"><text:span text:style-name="T26">Consistent</text:span></text:span><text:span text:style-name="T28">: no reader will see a "partially applied" update</text:span></text:p>
        </text:list-item>
        <text:list-item>
          <text:p text:style-name="P65"><text:span text:style-name="Strong_20_Emphasis"><text:span text:style-name="T26">Isolated</text:span></text:span><text:span text:style-name="T28">: no reader will see a "dirty" read</text:span></text:p>
        </text:list-item>
        <text:list-item>
          <text:p text:style-name="P65"><text:span text:style-name="Strong_20_Emphasis"><text:span text:style-name="T26">Durable</text:span></text:span><text:span text:style-name="T28">: (with the appropriate write concern)</text:span></text:p>
        </text:list-item>
      </text:list>
      <text:p text:style-name="P19"><text:span text:style-name="T28">Historically MongoDB does not support default multi-document ACID transactions (multiple-document updates that can be rolled back and are ACID-compliant). However, MongoDB provides atomic operation on a single document. MongoDB 4.0 </text:span><text:span text:style-name="Strong_20_Emphasis"><text:span text:style-name="T26">will add support for multi-document transactions</text:span></text:span><text:span text:style-name="T28">, making it the only database to combine the speed, flexibility, and power of the document model with ACID data integrity guarantees.</text:span></text:p>
      <text:p text:style-name="P13"/>
      <text:p text:style-name="P17"><text:span text:style-name="T21">Having Tech or Coding Interview?</text:span><text:span text:style-name="T23"> Check 👉 </text:span><text:a xlink:type="simple" xlink:href="https://www.fullstack.cafe/interview-questions/mongodb" text:style-name="Internet_20_link" text:visited-style-name="Visited_20_Internet_20_Link"><text:span text:style-name="T20">83 MongoDB Interview Questions</text:span></text:a></text:p>
      <text:p text:style-name="P23"><text:span text:style-name="T21">Source:</text:span><text:span text:style-name="T23"> </text:span><text:a xlink:type="simple" xlink:href="https://www.tutorialspoint.com/mongodb/mongodb_interview_questions.htm" office:target-frame-name="_blank" xlink:show="new" text:style-name="Internet_20_link" text:visited-style-name="Visited_20_Internet_20_Link"><text:span text:style-name="T20">tutorialspoint.com</text:span></text:a></text:p>
      <text:h text:style-name="P4" text:outline-level="2"><text:soft-page-break/><text:span text:style-name="T5">Q8</text:span>: </text:h>
      <text:h text:style-name="P9" text:outline-level="2">Explain advantages of BSON over JSON in MongoDB?</text:h>
      <text:p text:style-name="P2"><text:span text:style-name="T42">Mid</text:span> </text:p>
      <text:p text:style-name="P16"><text:span text:style-name="T16"><draw:a xlink:type="simple" xlink:href="https://www.fullstack.cafe/interview-questions/mongodb"><draw:frame draw:style-name="fr4" draw:name="Image14" text:anchor-type="as-char" svg:width="0.2811in" svg:height="0.2811in" draw:z-index="4"><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4">MongoDB</text:span></text:a><text:a xlink:type="simple" xlink:href="https://www.fullstack.cafe/interview-questions/mongodb" text:style-name="Internet_20_link" text:visited-style-name="Visited_20_Internet_20_Link"><text:span text:style-name="T19">  83  </text:span></text:a></text:p>
      <text:p text:style-name="P5">Answer</text:p>
      <text:list xml:id="list3055725777" text:style-name="L8">
        <text:list-item>
          <text:p text:style-name="P66"><text:span text:style-name="Strong_20_Emphasis"><text:span text:style-name="T26">BSON</text:span></text:span><text:span text:style-name="T28"> is designed to be efficient in space, but in some cases is not much more efficient than JSON. In some cases BSON uses even more space than JSON. The reason for this is another of the BSON design goals: traversability. BSON adds some "extra" information to documents, like length of strings and subobjects. This makes traversal faster.</text:span></text:p>
        </text:list-item>
        <text:list-item>
          <text:p text:style-name="P48">BSON is also designed to be fast to encode and decode. For example, integers are stored as 32 (or 64) bit integers, so they don't need to be parsed to and from text. This uses more space than JSON for small integers, but is much faster to parse.</text:p>
        </text:list-item>
        <text:list-item>
          <text:p text:style-name="P48">In addition to compactness, BSON adds additional data types unavailable in JSON, notably the BinData and Date data types.</text:p>
        </text:list-item>
      </text:list>
      <text:p text:style-name="P13"/>
      <text:p text:style-name="P53"><text:span text:style-name="T20"/></text:p>
      <text:h text:style-name="P4" text:outline-level="2"><text:span text:style-name="T5">Q9</text:span>: </text:h>
      <text:h text:style-name="P9" text:outline-level="2">How can you achieve primary key - foreign key relationships in MongoDB?</text:h>
      <text:p text:style-name="P2"><text:span text:style-name="T42">Mid</text:span> </text:p>
      <text:p text:style-name="P16"><text:span text:style-name="T16"><draw:a xlink:type="simple" xlink:href="https://www.fullstack.cafe/interview-questions/mongodb"><draw:frame draw:style-name="fr4" draw:name="Image29" text:anchor-type="as-char" svg:width="0.2811in" svg:height="0.2811in" draw:z-index="8"><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4">MongoDB</text:span></text:a><text:a xlink:type="simple" xlink:href="https://www.fullstack.cafe/interview-questions/mongodb" text:style-name="Internet_20_link" text:visited-style-name="Visited_20_Internet_20_Link"><text:span text:style-name="T19">  83  </text:span></text:a></text:p>
      <text:p text:style-name="P5">Answer</text:p>
      <text:p text:style-name="P11">By default MongoDB does not support such primary key - foreign key relationships. However, we can achieve this concept by embedding one document inside another (aka subdocuments). Foe e.g. an address document can be embedded inside customer document.</text:p>
      <text:p text:style-name="P13"><text:soft-page-break/></text:p>
      <text:p text:style-name="P17"><text:span text:style-name="T21">Having Tech or Coding Interview?</text:span><text:span text:style-name="T23"> Check 👉 </text:span><text:a xlink:type="simple" xlink:href="https://www.fullstack.cafe/interview-questions/mongodb" text:style-name="Internet_20_link" text:visited-style-name="Visited_20_Internet_20_Link"><text:span text:style-name="T20">83 MongoDB Interview Questions</text:span></text:a></text:p>
      <text:p text:style-name="P22"><text:span text:style-name="T21">Source:</text:span><text:span text:style-name="T23"> </text:span><text:a xlink:type="simple" xlink:href="https://www.tutorialspoint.com/mongodb/mongodb_interview_questions.htm" office:target-frame-name="_blank" xlink:show="new" text:style-name="Internet_20_link" text:visited-style-name="Visited_20_Internet_20_Link"><text:span text:style-name="T20">tutorialspoint.com</text:span></text:a></text:p>
      <text:p text:style-name="P7"/>
      <text:p text:style-name="P20"><text:a xlink:type="simple" xlink:href="https://www.fullstack.cafe/blog/nosql-interview-questions" text:style-name="Internet_20_link" text:visited-style-name="Visited_20_Internet_20_Link"><text:span text:style-name="T30">25 NoSQL Interview Questions (ANSWERED) You Must Know In 2020</text:span></text:a></text:p>
      <text:p text:style-name="P60"/>
      <text:h text:style-name="P4" text:outline-level="2"><text:span text:style-name="T5">Q10</text:span>: </text:h>
      <text:h text:style-name="P9" text:outline-level="2">How do I perform the SQL JOIN equivalent in MongoDB?</text:h>
      <text:p text:style-name="P2"><text:span text:style-name="T42">Mid</text:span> </text:p>
      <text:p text:style-name="P16"><text:span text:style-name="T16"><draw:a xlink:type="simple" xlink:href="https://www.fullstack.cafe/interview-questions/mongodb"><draw:frame draw:style-name="fr4" draw:name="Image34" text:anchor-type="as-char" svg:width="0.2811in" svg:height="0.2811in" draw:z-index="9"><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4">MongoDB</text:span></text:a><text:a xlink:type="simple" xlink:href="https://www.fullstack.cafe/interview-questions/mongodb" text:style-name="Internet_20_link" text:visited-style-name="Visited_20_Internet_20_Link"><text:span text:style-name="T19">  83  </text:span></text:a></text:p>
      <text:p text:style-name="P5">Answer</text:p>
      <text:p text:style-name="P11">Mongo is not a relational database, and the devs are being careful to recommend specific use cases for $lookup, but at least as of 3.2 doing join is now possible with MongoDB. The new $lookup operator added to the aggregation pipeline is essentially identical to a left outer join:</text:p>
      <text:p text:style-name="P14"><text:span text:style-name="Source_20_Text"><text:span text:style-name="T33">{</text:span></text:span></text:p>
      <text:p text:style-name="P15"><text:span text:style-name="Source_20_Text"><text:span text:style-name="T34"><text:s text:c="3"/></text:span></text:span><text:span text:style-name="Source_20_Text"><text:span text:style-name="T33">$lookup:</text:span></text:span></text:p>
      <text:p text:style-name="P15"><text:span text:style-name="Source_20_Text"><text:span text:style-name="T34"><text:s text:c="5"/></text:span></text:span><text:span text:style-name="Source_20_Text"><text:span text:style-name="T33">{</text:span></text:span></text:p>
      <text:p text:style-name="P15"><text:span text:style-name="Source_20_Text"><text:span text:style-name="T34"><text:s text:c="7"/></text:span></text:span><text:span text:style-name="Source_20_Text"><text:span text:style-name="T35">from</text:span></text:span><text:span text:style-name="Source_20_Text"><text:span text:style-name="T33">: &lt;collection to join&gt;,</text:span></text:span></text:p>
      <text:p text:style-name="P15"><text:span text:style-name="Source_20_Text"><text:span text:style-name="T34"><text:s text:c="7"/></text:span></text:span><text:span text:style-name="Source_20_Text"><text:span text:style-name="T33">localField: &lt;field </text:span></text:span><text:span text:style-name="Source_20_Text"><text:span text:style-name="T35">from</text:span></text:span><text:span text:style-name="Source_20_Text"><text:span text:style-name="T33"> the input documents&gt;,</text:span></text:span></text:p>
      <text:p text:style-name="P15"><text:span text:style-name="Source_20_Text"><text:span text:style-name="T34"><text:s text:c="7"/></text:span></text:span><text:span text:style-name="Source_20_Text"><text:span text:style-name="T33">foreignField: &lt;field </text:span></text:span><text:span text:style-name="Source_20_Text"><text:span text:style-name="T35">from</text:span></text:span><text:span text:style-name="Source_20_Text"><text:span text:style-name="T33"> the documents </text:span></text:span><text:span text:style-name="Source_20_Text"><text:span text:style-name="T35">of</text:span></text:span><text:span text:style-name="Source_20_Text"><text:span text:style-name="T33"> the </text:span></text:span><text:span text:style-name="Source_20_Text"><text:span text:style-name="T36">"from"</text:span></text:span><text:span text:style-name="Source_20_Text"><text:span text:style-name="T33"> collection&gt;,</text:span></text:span></text:p>
      <text:p text:style-name="P15"><text:span text:style-name="Source_20_Text"><text:span text:style-name="T34"><text:s text:c="7"/></text:span></text:span><text:span text:style-name="Source_20_Text"><text:span text:style-name="T35">as</text:span></text:span><text:span text:style-name="Source_20_Text"><text:span text:style-name="T33">: &lt;output array field&gt;</text:span></text:span></text:p>
      <text:p text:style-name="P15"><text:span text:style-name="Source_20_Text"><text:span text:style-name="T34"><text:s text:c="5"/></text:span></text:span><text:span text:style-name="Source_20_Text"><text:span text:style-name="T33">}</text:span></text:span></text:p>
      <text:p text:style-name="P15"><text:span text:style-name="Source_20_Text"><text:span text:style-name="T33">}</text:span></text:span></text:p>
      <text:p text:style-name="P13"/>
      <text:p text:style-name="P17"><text:span text:style-name="T21">Having Tech or Coding Interview?</text:span><text:span text:style-name="T23"> Check 👉 </text:span><text:a xlink:type="simple" xlink:href="https://www.fullstack.cafe/interview-questions/mongodb" text:style-name="Internet_20_link" text:visited-style-name="Visited_20_Internet_20_Link"><text:span text:style-name="T20">83 MongoDB Interview Questions</text:span></text:a></text:p>
      <text:p text:style-name="P23"><text:span text:style-name="T21">Source:</text:span><text:span text:style-name="T23"> </text:span><text:a xlink:type="simple" xlink:href="https://stackoverflow.com/questions/2350495/how-do-i-perform-the-sql-join-equivalent-in-mongodb" office:target-frame-name="_blank" xlink:show="new" text:style-name="Internet_20_link" text:visited-style-name="Visited_20_Internet_20_Link"><text:span text:style-name="T20">stackoverflow.com</text:span></text:a></text:p>
      <text:h text:style-name="P4" text:outline-level="2"><text:soft-page-break/><text:span text:style-name="T5">Q11</text:span>: </text:h>
      <text:h text:style-name="P9" text:outline-level="2">How does column-oriented NoSQL differ from document-oriented?</text:h>
      <text:p text:style-name="P2"><text:span text:style-name="T42">Mid</text:span> </text:p>
      <text:p text:style-name="P16"><text:span text:style-name="T16"><draw:a xlink:type="simple" xlink:href="https://www.fullstack.cafe/interview-questions/nosql"><draw:frame draw:style-name="fr4" draw:name="Image35" text:anchor-type="as-char" svg:width="0.2811in" svg:height="0.2811in" draw:z-index="10"><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14">NoSQL</text:span></text:a><text:a xlink:type="simple" xlink:href="https://www.fullstack.cafe/interview-questions/nosql" text:style-name="Internet_20_link" text:visited-style-name="Visited_20_Internet_20_Link"><text:span text:style-name="T19">  16  </text:span></text:a></text:p>
      <text:p text:style-name="P5">Answer</text:p>
      <text:p text:style-name="P19"><text:span text:style-name="T28">The main difference is that </text:span><text:span text:style-name="Strong_20_Emphasis"><text:span text:style-name="T26">document stores</text:span></text:span><text:span text:style-name="T28"> (e.g. MongoDB and CouchDB) allow arbitrarily complex documents, i.e. subdocuments within subdocuments, lists with documents, etc. whereas </text:span><text:span text:style-name="Strong_20_Emphasis"><text:span text:style-name="T26">column stores</text:span></text:span><text:span text:style-name="T28"> (e.g. Cassandra and HBase) only allow a fixed format, e.g. strict one-level or two-level dictionaries.</text:span></text:p>
      <text:p text:style-name="P11">For example a document-oriented database (like MongoDB) inserts whole documents (typically JSON), whereas in Cassandra (column-oriented db) you can address individual columns or supercolumns, and update these individually, i.e. they work at a different level of granularity. Each column has its own separate timestamp/version (used to reconcile updates across the distributed cluster).</text:p>
      <text:p text:style-name="P11">The Cassandra column values are just bytes, but can be typed as ASCII, UTF8 text, numbers, dates etc. You could use Cassandra as a primitive document store by inserting columns containing JSON - but you wouldn't get all the features of a real document-oriented store.</text:p>
      <text:p text:style-name="P13"/>
      <text:p text:style-name="P17"><text:span text:style-name="T21">Having Tech or Coding Interview?</text:span><text:span text:style-name="T23"> Check 👉 </text:span><text:a xlink:type="simple" xlink:href="https://www.fullstack.cafe/interview-questions/nosql" text:style-name="Internet_20_link" text:visited-style-name="Visited_20_Internet_20_Link"><text:span text:style-name="T20">16 NoSQL Interview Questions</text:span></text:a></text:p>
      <text:p text:style-name="P23"><text:span text:style-name="T21">Source:</text:span><text:span text:style-name="T23"> </text:span><text:a xlink:type="simple" xlink:href="https://stackoverflow.com/questions/7565012/how-does-column-oriented-nosql-differ-from-document-oriented" office:target-frame-name="_blank" xlink:show="new" text:style-name="Internet_20_link" text:visited-style-name="Visited_20_Internet_20_Link"><text:span text:style-name="T20">stackoverflow.com</text:span></text:a></text:p>
      <text:h text:style-name="P4" text:outline-level="2"><text:span text:style-name="T5">Q12</text:span>: </text:h>
      <text:h text:style-name="P9" text:outline-level="2">What does Document-oriented vs. Key-Value mean in context of NoSQL?</text:h>
      <text:p text:style-name="P2"><text:span text:style-name="T42">Mid</text:span> </text:p>
      <text:p text:style-name="P16"><text:span text:style-name="T16"><draw:a xlink:type="simple" xlink:href="https://www.fullstack.cafe/interview-questions/nosql"><draw:frame draw:style-name="fr4" draw:name="Image36" text:anchor-type="as-char" svg:width="0.2811in" svg:height="0.2811in" draw:z-index="11"><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14">NoSQL</text:span></text:a><text:a xlink:type="simple" xlink:href="https://www.fullstack.cafe/interview-questions/nosql" text:style-name="Internet_20_link" text:visited-style-name="Visited_20_Internet_20_Link"><text:span text:style-name="T19">  16  </text:span></text:a></text:p>
      <text:p text:style-name="P5"><text:soft-page-break/>Answer</text:p>
      <text:p text:style-name="P19"><text:span text:style-name="T28">A </text:span><text:span text:style-name="Strong_20_Emphasis"><text:span text:style-name="T26">key-value</text:span></text:span><text:span text:style-name="T28"> store provides the simplest possible data model and is exactly what the name suggests: it's a storage system that stores values indexed by a key. You're limited to query by key and the values are opaque, the store doesn't know anything about them. This allows very fast read and write operations (a simple disk access) and I see this model as a kind of non volatile cache (i.e. well suited if you need fast accesses by key to long-lived data).</text:span></text:p>
      <text:p text:style-name="P19"><text:span text:style-name="T28">A </text:span><text:span text:style-name="Strong_20_Emphasis"><text:span text:style-name="T26">document-oriented</text:span></text:span><text:span text:style-name="T28"> database extends the previous model and values are stored in a structured format (a document, hence the name) that the database can understand. For example, a document could be a blog post and the comments and the tags stored in a denormalized way. Since the data are transparent, the store can do more work (like indexing fields of the document) and you're not limited to query by key. As I hinted, such databases allows to fetch an entire page's data with a single query and are well suited for content oriented applications (which is why big sites like Facebook or Amazon like them).</text:span></text:p>
      <text:p text:style-name="P11">Other kinds of NoSQL databases include column-oriented stores, graph databases and even object databases.</text:p>
      <text:p text:style-name="P13"/>
      <text:h text:style-name="P26" text:outline-level="2"><text:span text:style-name="T22">Q13</text:span><text:span text:style-name="T32">: </text:span></text:h>
      <text:h text:style-name="P9" text:outline-level="2">What is Denormalization?</text:h>
      <text:p text:style-name="P2"><text:span text:style-name="T42">Mid</text:span> </text:p>
      <text:p text:style-name="P16"><text:span text:style-name="T16"><draw:a xlink:type="simple" xlink:href="https://www.fullstack.cafe/interview-questions/sql"><draw:frame draw:style-name="fr4" draw:name="Image37" text:anchor-type="as-char" svg:width="0.2811in" svg:height="0.2811in" draw:z-index="12"><draw:image xlink:href="Pictures/100000010000001800000018A7CAA5AF95C5E998.png" xlink:type="simple" xlink:show="embed" xlink:actuate="onLoad" draw:mime-type="image/png"/><svg:title>Top 42 SQL Interview Questions</svg:title></draw:frame></draw:a></text:span><text:a xlink:type="simple" xlink:href="https://www.fullstack.cafe/interview-questions/sql" text:style-name="Internet_20_link" text:visited-style-name="Visited_20_Internet_20_Link">  </text:a><text:a xlink:type="simple" xlink:href="https://www.fullstack.cafe/interview-questions/sql" text:style-name="Internet_20_link" text:visited-style-name="Visited_20_Internet_20_Link"><text:span text:style-name="T14">SQL</text:span></text:a><text:a xlink:type="simple" xlink:href="https://www.fullstack.cafe/interview-questions/sql" text:style-name="Internet_20_link" text:visited-style-name="Visited_20_Internet_20_Link"><text:span text:style-name="T19">  42  </text:span></text:a></text:p>
      <text:p text:style-name="P5">Answer</text:p>
      <text:p text:style-name="P19"><text:span text:style-name="T28">It is the process of improving the performance of the database by </text:span><text:span text:style-name="Emphasis"><text:span text:style-name="T28">adding</text:span></text:span><text:span text:style-name="T28"> redundant data.</text:span></text:p>
      <text:p text:style-name="P13"/>
      <text:p text:style-name="P17"><text:span text:style-name="T21">Having Tech or Coding Interview?</text:span><text:span text:style-name="T23"> Check 👉 </text:span><text:a xlink:type="simple" xlink:href="https://www.fullstack.cafe/interview-questions/sql" text:style-name="Internet_20_link" text:visited-style-name="Visited_20_Internet_20_Link"><text:span text:style-name="T20">42 SQL Interview Questions</text:span></text:a></text:p>
      <text:p text:style-name="P22"><text:span text:style-name="T21">Source:</text:span><text:span text:style-name="T23"> </text:span><text:a xlink:type="simple" xlink:href="https://github.com/dhaval1406/SQL" office:target-frame-name="_blank" xlink:show="new" text:style-name="Internet_20_link" text:visited-style-name="Visited_20_Internet_20_Link"><text:span text:style-name="T20">github.com/dhaval1406</text:span></text:a></text:p>
      <text:p text:style-name="P7"/>
      <text:p text:style-name="P20"><text:soft-page-break/><text:a xlink:type="simple" xlink:href="https://www.fullstack.cafe/blog/go-interview-questions" text:style-name="Internet_20_link" text:visited-style-name="Visited_20_Internet_20_Link"><text:span text:style-name="T30">34 Go Interview Questions To Crack In 2020 (SOLVED and ANSWERED)</text:span></text:a></text:p>
      <text:p text:style-name="P16"><text:span text:style-name="T16"><draw:a xlink:type="simple" xlink:href="https://www.fullstack.cafe/interview-questions/golang"><draw:frame draw:style-name="fr4" draw:name="Image39" text:anchor-type="as-char" svg:width="0.2811in" svg:height="0.2811in" draw:z-index="13"><draw:image xlink:href="Pictures/1000000100000032000000327BE44FC0A58EC5CD.png" xlink:type="simple" xlink:show="embed" xlink:actuate="onLoad" draw:mime-type="image/png"/><svg:title>Top 49 Golang Interview Questions</svg:title></draw:frame></draw:a></text:span><text:a xlink:type="simple" xlink:href="https://www.fullstack.cafe/interview-questions/golang" text:style-name="Internet_20_link" text:visited-style-name="Visited_20_Internet_20_Link">  </text:a><text:a xlink:type="simple" xlink:href="https://www.fullstack.cafe/interview-questions/golang" text:style-name="Internet_20_link" text:visited-style-name="Visited_20_Internet_20_Link"><text:span text:style-name="T14">Golang</text:span></text:a><text:a xlink:type="simple" xlink:href="https://www.fullstack.cafe/interview-questions/golang" text:style-name="Internet_20_link" text:visited-style-name="Visited_20_Internet_20_Link"><text:span text:style-name="T19">  49  </text:span></text:a></text:p>
      <text:h text:style-name="P4" text:outline-level="2"><text:span text:style-name="T5">Q14</text:span>: </text:h>
      <text:h text:style-name="P9" text:outline-level="2">What is Sharding in MongoDB?</text:h>
      <text:p text:style-name="P2"><text:span text:style-name="T42">Mid</text:span> </text:p>
      <text:p text:style-name="P16"><text:span text:style-name="T16"><draw:a xlink:type="simple" xlink:href="https://www.fullstack.cafe/interview-questions/mongodb"><draw:frame draw:style-name="fr4" draw:name="Image40" text:anchor-type="as-char" svg:width="0.2811in" svg:height="0.2811in" draw:z-index="14"><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4">MongoDB</text:span></text:a><text:a xlink:type="simple" xlink:href="https://www.fullstack.cafe/interview-questions/mongodb" text:style-name="Internet_20_link" text:visited-style-name="Visited_20_Internet_20_Link"><text:span text:style-name="T19">  83  </text:span></text:a></text:p>
      <text:p text:style-name="P5">Answer</text:p>
      <text:p text:style-name="P19"><text:span text:style-name="Emphasis"><text:span text:style-name="T28">Sharding</text:span></text:span><text:span text:style-name="T28"> is a method for storing data across multiple machines. MongoDB uses sharding to support deployments with very large data sets and high throughput operations.</text:span></text:p>
      <text:p text:style-name="P13"/>
      <text:p text:style-name="P17"><text:span text:style-name="T21">Having Tech or Coding Interview?</text:span><text:span text:style-name="T23"> Check 👉 </text:span><text:a xlink:type="simple" xlink:href="https://www.fullstack.cafe/interview-questions/mongodb" text:style-name="Internet_20_link" text:visited-style-name="Visited_20_Internet_20_Link"><text:span text:style-name="T20">83 MongoDB Interview Questions</text:span></text:a></text:p>
      <text:p text:style-name="P23"><text:span text:style-name="T21">Source:</text:span><text:span text:style-name="T23"> </text:span><text:a xlink:type="simple" xlink:href="https://www.tutorialspoint.com/mongodb/mongodb_interview_questions.htm" office:target-frame-name="_blank" xlink:show="new" text:style-name="Internet_20_link" text:visited-style-name="Visited_20_Internet_20_Link"><text:span text:style-name="T20">tutorialspoint.com</text:span></text:a></text:p>
      <text:h text:style-name="P4" text:outline-level="2"><text:span text:style-name="T5">Q15</text:span>: </text:h>
      <text:h text:style-name="P9" text:outline-level="2">When should I use a NoSQL database instead of a relational database?</text:h>
      <text:p text:style-name="P2"><text:span text:style-name="T42">Mid</text:span> </text:p>
      <text:p text:style-name="P16"><text:span text:style-name="T16"><draw:a xlink:type="simple" xlink:href="https://www.fullstack.cafe/interview-questions/nosql"><draw:frame draw:style-name="fr4" draw:name="Image41" text:anchor-type="as-char" svg:width="0.2811in" svg:height="0.2811in" draw:z-index="15"><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14">NoSQL</text:span></text:a><text:a xlink:type="simple" xlink:href="https://www.fullstack.cafe/interview-questions/nosql" text:style-name="Internet_20_link" text:visited-style-name="Visited_20_Internet_20_Link"><text:span text:style-name="T19">  16  </text:span></text:a></text:p>
      <text:p text:style-name="P5">Answer</text:p>
      <text:p text:style-name="P19"><text:span text:style-name="Strong_20_Emphasis"><text:span text:style-name="T26">Relational databases</text:span></text:span><text:span text:style-name="T28"> enforces ACID. So, you will have schema based transaction oriented data stores. It's proven and suitable for 99% of the real world applications. You can practically do anything with relational databases.</text:span></text:p>
      <text:p text:style-name="P19"><text:span text:style-name="T28">But, there are limitations on speed and scaling when it comes to massive high availability data stores. For example, Google and Amazon have terabytes of data stored in big data centers. Querying and inserting is not performant in these scenarios because of the blocking/schema/transaction nature of the RDBMs. That's the reason they have implemented </text:span><text:soft-page-break/><text:span text:style-name="T28">their own databases (actually, </text:span><text:span text:style-name="Strong_20_Emphasis"><text:span text:style-name="T26">key-value stores</text:span></text:span><text:span text:style-name="T28">) for massive performance gain and scalability.</text:span></text:p>
      <text:p text:style-name="P11">If you need a NoSQL db you usually know about it, possible reasons are:</text:p>
      <text:list xml:id="list4282126750" text:style-name="L9">
        <text:list-item>
          <text:p text:style-name="P49">client wants 99.999% availability on a high traffic site.</text:p>
        </text:list-item>
        <text:list-item>
          <text:p text:style-name="P49">your data makes no sense in SQL, you find yourself doing multiple JOIN queries for accessing some piece of information.</text:p>
        </text:list-item>
        <text:list-item>
          <text:p text:style-name="P49">you are breaking the relational model, you have CLOBs that store denormalized data and you generate external indexes to search that data.</text:p>
        </text:list-item>
      </text:list>
      <text:p text:style-name="P13"/>
      <text:p text:style-name="P17"><text:span text:style-name="T21">Having Tech or Coding Interview?</text:span><text:span text:style-name="T23"> Check 👉 </text:span><text:a xlink:type="simple" xlink:href="https://www.fullstack.cafe/interview-questions/nosql" text:style-name="Internet_20_link" text:visited-style-name="Visited_20_Internet_20_Link"><text:span text:style-name="T20">16 NoSQL Interview Questions</text:span></text:a></text:p>
      <text:p text:style-name="P22"><text:span text:style-name="T21">Source:</text:span><text:span text:style-name="T23"> </text:span><text:a xlink:type="simple" xlink:href="https://stackoverflow.com/questions/3713313/when-should-i-use-a-nosql-database-instead-of-a-relational-database-is-it-okay" office:target-frame-name="_blank" xlink:show="new" text:style-name="Internet_20_link" text:visited-style-name="Visited_20_Internet_20_Link"><text:span text:style-name="T20">stackoverflow.com</text:span></text:a></text:p>
      <text:p text:style-name="P16"><text:span text:style-name="T16"><draw:a xlink:type="simple" xlink:href="https://www.fullstack.cafe/interview-questions/objective-c"><draw:frame draw:style-name="fr4" draw:name="Image54" text:anchor-type="as-char" svg:width="0.2811in" svg:height="0.2811in" draw:z-index="19"><draw:image xlink:href="Pictures/10000001000000180000001869ABDB7D007895C8.png" xlink:type="simple" xlink:show="embed" xlink:actuate="onLoad" draw:mime-type="image/png"/><svg:title>Top 43 Objective-C Interview Questions</svg:title></draw:frame></draw:a></text:span><text:a xlink:type="simple" xlink:href="https://www.fullstack.cafe/interview-questions/objective-c" text:style-name="Internet_20_link" text:visited-style-name="Visited_20_Internet_20_Link">  </text:a><text:a xlink:type="simple" xlink:href="https://www.fullstack.cafe/interview-questions/objective-c" text:style-name="Internet_20_link" text:visited-style-name="Visited_20_Internet_20_Link"><text:span text:style-name="T14">Objective-C</text:span></text:a><text:a xlink:type="simple" xlink:href="https://www.fullstack.cafe/interview-questions/objective-c" text:style-name="Internet_20_link" text:visited-style-name="Visited_20_Internet_20_Link"><text:span text:style-name="T19">  43  </text:span></text:a></text:p>
      <text:h text:style-name="P28" text:outline-level="2"><text:span text:style-name="T7">Q16</text:span><text:span text:style-name="T4">: </text:span></text:h>
      <text:h text:style-name="P9" text:outline-level="2">When would you use NoSQL?</text:h>
      <text:p text:style-name="P2"><text:span text:style-name="T42">Mid</text:span> </text:p>
      <text:p text:style-name="P16"><text:span text:style-name="T16"><draw:a xlink:type="simple" xlink:href="https://www.fullstack.cafe/interview-questions/nosql"><draw:frame draw:style-name="fr4" draw:name="Image56" text:anchor-type="as-char" svg:width="0.2811in" svg:height="0.2811in" draw:z-index="20"><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14">NoSQL</text:span></text:a><text:a xlink:type="simple" xlink:href="https://www.fullstack.cafe/interview-questions/nosql" text:style-name="Internet_20_link" text:visited-style-name="Visited_20_Internet_20_Link"><text:span text:style-name="T19">  16  </text:span></text:a></text:p>
      <text:p text:style-name="P5">Answer</text:p>
      <text:p text:style-name="P11">It depends from some general points:</text:p>
      <text:list xml:id="list569748921" text:style-name="L10">
        <text:list-item>
          <text:p text:style-name="P50">NoSQL is typically good for unstructured/"schemaless" data - usually, you don't need to explicitly define your schema up front and can just include new fields without any ceremony</text:p>
        </text:list-item>
        <text:list-item>
          <text:p text:style-name="P50">NoSQL typically favours a denormalised schema due to no support for JOINs per the RDBMS world. So you would usually have a flattened, denormalized representation of your data.</text:p>
        </text:list-item>
        <text:list-item>
          <text:p text:style-name="P50"><text:soft-page-break/>Using NoSQL doesn't mean you could lose data. Different DBs have different strategies. e.g. MongoDB - you can essentially choose what level to trade off performance vs potential for data loss - best performance = greater scope for data loss.</text:p>
        </text:list-item>
        <text:list-item>
          <text:p text:style-name="P50">It's often very easy to scale out NoSQL solutions. Adding more nodes to replicate data to is one way to a) offer more scalability and b) offer more protection against data loss if one node goes down. But again, depends on the NoSQL DB/configuration. NoSQL does not necessarily mean "data loss" like you infer.</text:p>
        </text:list-item>
        <text:list-item>
          <text:p text:style-name="P50">IMHO, complex/dynamic queries/reporting are best served from an RDBMS. Often the query functionality for a NoSQL DB is limited.</text:p>
        </text:list-item>
        <text:list-item>
          <text:p text:style-name="P50">It doesn't have to be a 1 or the other choice. My experience has been using RDBMS in conjunction with NoSQL for certain use cases.</text:p>
        </text:list-item>
        <text:list-item>
          <text:p text:style-name="P50">NoSQL DBs often lack the ability to perform atomic operations across multiple "tables".</text:p>
        </text:list-item>
      </text:list>
      <text:p text:style-name="P13"/>
      <text:p text:style-name="P17"><text:span text:style-name="T21">Having Tech or Coding Interview?</text:span><text:span text:style-name="T23"> Check 👉 </text:span><text:a xlink:type="simple" xlink:href="https://www.fullstack.cafe/interview-questions/nosql" text:style-name="Internet_20_link" text:visited-style-name="Visited_20_Internet_20_Link"><text:span text:style-name="T20">16 NoSQL Interview Questions</text:span></text:a></text:p>
      <text:p text:style-name="P23"><text:span text:style-name="T21">Source:</text:span><text:span text:style-name="T23"> </text:span><text:a xlink:type="simple" xlink:href="https://stackoverflow.com/questions/10553860/nosql-use-case-scenarios-or-when-to-use-nosql" office:target-frame-name="_blank" xlink:show="new" text:style-name="Internet_20_link" text:visited-style-name="Visited_20_Internet_20_Link"><text:span text:style-name="T20">stackoverflow.com</text:span></text:a></text:p>
      <text:h text:style-name="P31" text:outline-level="2"><text:span text:style-name="T45">Q17</text:span>: </text:h>
      <text:h text:style-name="P34" text:outline-level="2">Explain BASE terminology in a context of NoSQL</text:h>
      <text:p text:style-name="P74"><text:span text:style-name="T38">Senior</text:span> </text:p>
      <text:p text:style-name="P80"><text:span text:style-name="T49"><draw:a xlink:type="simple" xlink:href="https://www.fullstack.cafe/interview-questions/nosql"><draw:frame draw:style-name="fr4" draw:name="Image91" text:anchor-type="as-char" svg:width="0.2811in" svg:height="0.2811in" draw:z-index="31"><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50">NoSQL</text:span></text:a><text:a xlink:type="simple" xlink:href="https://www.fullstack.cafe/interview-questions/nosql" text:style-name="Internet_20_link" text:visited-style-name="Visited_20_Internet_20_Link"><text:span text:style-name="T8">  </text:span></text:a><text:a xlink:type="simple" xlink:href="https://www.fullstack.cafe/interview-questions/nosql" text:style-name="Internet_20_link" text:visited-style-name="Visited_20_Internet_20_Link"><text:span text:style-name="T10">16  </text:span></text:a></text:p>
      <text:p text:style-name="P81">Answer</text:p>
      <text:p text:style-name="P71"><text:span text:style-name="T51">The </text:span><text:span text:style-name="Strong_20_Emphasis"><text:span text:style-name="T52">BASE</text:span></text:span><text:span text:style-name="T51"> acronym is used to describe the properties of certain databases, usually NoSQL databases. It's often referred to as the opposite of ACID. The BASE acronym was defined by Eric Brewer, who is also known for formulating the CAP theorem.</text:span></text:p>
      <text:p text:style-name="P71"><text:span text:style-name="T51">The </text:span><text:span text:style-name="Strong_20_Emphasis"><text:span text:style-name="T52">CAP</text:span></text:span><text:span text:style-name="T51"> theorem states that a distributed computer system cannot guarantee all of the following three </text:span><text:soft-page-break/><text:span text:style-name="T51">properties at the same time:</text:span></text:p>
      <text:list xml:id="list3140301440" text:style-name="L11">
        <text:list-item>
          <text:p text:style-name="P82">Consistency</text:p>
        </text:list-item>
        <text:list-item>
          <text:p text:style-name="P82">Availability</text:p>
        </text:list-item>
        <text:list-item>
          <text:p text:style-name="P82">Partition tolerance</text:p>
        </text:list-item>
      </text:list>
      <text:p text:style-name="P71"><text:span text:style-name="T51">A </text:span><text:span text:style-name="Strong_20_Emphasis"><text:span text:style-name="T52">BASE</text:span></text:span><text:span text:style-name="T51"> system gives up on </text:span><text:span text:style-name="Emphasis"><text:span text:style-name="T51">consistency</text:span></text:span><text:span text:style-name="T51">.</text:span></text:p>
      <text:list xml:id="list2034427088" text:style-name="L12">
        <text:list-item>
          <text:p text:style-name="P72"><text:span text:style-name="T51">Basically </text:span><text:span text:style-name="Emphasis"><text:span text:style-name="T51">available</text:span></text:span><text:span text:style-name="T51"> indicates that the system does guarantee availability, in terms of the CAP theorem.</text:span></text:p>
        </text:list-item>
        <text:list-item>
          <text:p text:style-name="P72"><text:span text:style-name="Emphasis"><text:span text:style-name="T51">Soft state</text:span></text:span><text:span text:style-name="T51"> indicates that the state of the system may change over time, even without input. This is because of the eventual consistency model.</text:span></text:p>
        </text:list-item>
        <text:list-item>
          <text:p text:style-name="P72"><text:span text:style-name="Emphasis"><text:span text:style-name="T51">Eventual consistency</text:span></text:span><text:span text:style-name="T51"> indicates that the system will become consistent over time, given that the system doesn't receive input during that time.</text:span></text:p>
        </text:list-item>
      </text:list>
      <text:p text:style-name="Horizontal_20_Line"><text:span text:style-name="T10"/></text:p>
      <text:h text:style-name="P33" text:outline-level="2"><text:span text:style-name="T5">Q18</text:span>: </text:h>
      <text:h text:style-name="P34" text:outline-level="2">Explain eventual consistency in context of NoSQL</text:h>
      <text:p text:style-name="P74"><text:span text:style-name="T38">Senior</text:span> </text:p>
      <text:p text:style-name="P80"><text:span text:style-name="T49"><draw:a xlink:type="simple" xlink:href="https://www.fullstack.cafe/interview-questions/nosql"><draw:frame draw:style-name="fr4" draw:name="Image94" text:anchor-type="as-char" svg:width="0.2811in" svg:height="0.2811in" draw:z-index="32"><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50">NoSQL</text:span></text:a><text:a xlink:type="simple" xlink:href="https://www.fullstack.cafe/interview-questions/nosql" text:style-name="Internet_20_link" text:visited-style-name="Visited_20_Internet_20_Link"><text:span text:style-name="T8">  </text:span></text:a><text:a xlink:type="simple" xlink:href="https://www.fullstack.cafe/interview-questions/nosql" text:style-name="Internet_20_link" text:visited-style-name="Visited_20_Internet_20_Link"><text:span text:style-name="T10">16  </text:span></text:a></text:p>
      <text:p text:style-name="P81">Answer</text:p>
      <text:p text:style-name="P71"><text:span text:style-name="T51">Think about </text:span><text:span text:style-name="Strong_20_Emphasis"><text:span text:style-name="T52">Eventual consistency</text:span></text:span><text:span text:style-name="T51"> (as opposed to Strict Consistency/ACID compliance) as:</text:span></text:p>
      <text:list xml:id="list3923210920" text:style-name="L13">
        <text:list-item>
          <text:p text:style-name="P83">Your data is replicated on multiple servers</text:p>
        </text:list-item>
        <text:list-item>
          <text:p text:style-name="P83">Your clients can access any of the servers to retrieve the data</text:p>
        </text:list-item>
        <text:list-item>
          <text:p text:style-name="P83">Someone writes a piece of data to one of the servers, but it wasn't yet copied to the rest</text:p>
        </text:list-item>
        <text:list-item>
          <text:p text:style-name="P83"><text:soft-page-break/>A client accesses the server with the data, and gets the most up-to-date copy</text:p>
        </text:list-item>
        <text:list-item>
          <text:p text:style-name="P83">A different client (or even the same client) accesses a different server (one which didn't get the new copy yet), and gets the old copy</text:p>
        </text:list-item>
      </text:list>
      <text:p text:style-name="P84">Basically, because it takes time to replicate the data across multiple servers, requests to read the data might go to a server with a new copy, and then go to a server with an old copy. The term "eventual" means that eventually the data will be replicated to all the servers, and thus they will all have the up-to-date copy.</text:p>
      <text:p text:style-name="P71"><text:span text:style-name="Strong_20_Emphasis"><text:span text:style-name="T52">Eventual consistency</text:span></text:span><text:span text:style-name="T51"> is a must if you want low latency reads, since the responding server must return its own copy of the data, and doesn't have time to consult other servers and reach a mutual agreement on the content of the data.</text:span></text:p>
      <text:p text:style-name="P71"><text:span text:style-name="T51">The reason why so many NoSQL systems have </text:span><text:span text:style-name="Strong_20_Emphasis"><text:span text:style-name="T52">eventual consistency</text:span></text:span><text:span text:style-name="T51"> is that virtually all of them are designed to be distributed, and with fully distributed systems there is super-linear overhead to maintaining strict consistency (meaning you can only scale so far before things start to slow down, and when they do you need to throw exponentially more hardware at the problem to keep scaling).</text:span></text:p>
      <text:p text:style-name="Horizontal_20_Line"/>
      <text:p text:style-name="P79"><text:span text:style-name="T11">Having Tech or Coding Interview?</text:span><text:span text:style-name="T12"> Check 👉 </text:span><text:a xlink:type="simple" xlink:href="https://www.fullstack.cafe/interview-questions/nosql" text:style-name="Internet_20_link" text:visited-style-name="Visited_20_Internet_20_Link"><text:span text:style-name="T9">16 NoSQL Interview Questions</text:span></text:a></text:p>
      <text:p text:style-name="P87"><text:span text:style-name="T11">Source:</text:span><text:span text:style-name="T12"> </text:span><text:a xlink:type="simple" xlink:href="https://stackoverflow.com/questions/10078540/eventual-consistency-in-plain-english" office:target-frame-name="_blank" xlink:show="new" text:style-name="Internet_20_link" text:visited-style-name="Visited_20_Internet_20_Link"><text:span text:style-name="T9">stackoverflow.com</text:span></text:a></text:p>
      <text:h text:style-name="P33" text:outline-level="2"><text:span text:style-name="T5">Q19</text:span>: </text:h>
      <text:h text:style-name="P34" text:outline-level="2">Explain how would you keep document change history in NoSQL DB?</text:h>
      <text:p text:style-name="P74"><text:span text:style-name="T38">Senior</text:span> </text:p>
      <text:p text:style-name="P80"><text:span text:style-name="T49"><draw:a xlink:type="simple" xlink:href="https://www.fullstack.cafe/interview-questions/nosql"><draw:frame draw:style-name="fr4" draw:name="Image95" text:anchor-type="as-char" svg:width="0.2811in" svg:height="0.2811in" draw:z-index="33"><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50">NoSQL</text:span></text:a><text:a xlink:type="simple" xlink:href="https://www.fullstack.cafe/interview-questions/nosql" text:style-name="Internet_20_link" text:visited-style-name="Visited_20_Internet_20_Link"><text:span text:style-name="T8">  </text:span></text:a><text:a xlink:type="simple" xlink:href="https://www.fullstack.cafe/interview-questions/nosql" text:style-name="Internet_20_link" text:visited-style-name="Visited_20_Internet_20_Link"><text:span text:style-name="T10">16  </text:span></text:a></text:p>
      <text:p text:style-name="P81">Answer</text:p>
      <text:p text:style-name="P71"><text:span text:style-name="T51">There are some solution for that: 1. </text:span><text:span text:style-name="Strong_20_Emphasis"><text:span text:style-name="T52">Create a new version of the document on each change</text:span></text:span><text:span text:style-name="T51"> - Add a version number to each document on change. The major drawback is that the entire document is </text:span><text:soft-page-break/><text:span text:style-name="T51">duplicated on each change, which will result in a lot of duplicate content being stored when you're dealing with large documents. This approach is fine though when you're dealing with small-sized documents and/or don't update documents very often. 2. </text:span><text:span text:style-name="Strong_20_Emphasis"><text:span text:style-name="T52">Only store changes in a new version</text:span></text:span><text:span text:style-name="T51"> - For that store only the changed fields in a new version. Then you can 'flatten' your history to reconstruct any version of the document. This is rather complex though, as you need to track changes in your model and store updates and deletes in a way that your application can reconstruct the up-to-date document. This might be tricky, as you're dealing with structured documents rather than flat SQL tables. 3. </text:span><text:span text:style-name="Strong_20_Emphasis"><text:span text:style-name="T52">Store changes within the document</text:span></text:span><text:span text:style-name="T51"> - Each field can also have an individual history. Reconstructing documents to a given version is much easier this way. In your application you don't have to explicitly track changes, but just create a new version of the property when you change its value.</text:span></text:p>
      <text:p text:style-name="P37"><text:span text:style-name="Source_20_Text"><text:span text:style-name="T53">{</text:span></text:span></text:p>
      <text:p text:style-name="P38"><text:span text:style-name="Source_20_Text"><text:span text:style-name="T54"><text:s text:c="2"/></text:span></text:span><text:span text:style-name="Source_20_Text"><text:span text:style-name="T53">_id: </text:span></text:span><text:span text:style-name="Source_20_Text"><text:span text:style-name="T55">"4c6b9456f61f000000007ba6"</text:span></text:span></text:p>
      <text:p text:style-name="P38"><text:span text:style-name="Source_20_Text"><text:span text:style-name="T54"><text:s text:c="2"/></text:span></text:span><text:span text:style-name="Source_20_Text"><text:span text:style-name="T53">title: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1</text:span></text:span><text:span text:style-name="Source_20_Text"><text:span text:style-name="T53">, value: </text:span></text:span><text:span text:style-name="Source_20_Text"><text:span text:style-name="T55">"Hello world"</text:span></text:span><text:span text:style-name="Source_20_Text"><text:span text:style-name="T53">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6</text:span></text:span><text:span text:style-name="Source_20_Text"><text:span text:style-name="T53">, value: </text:span></text:span><text:span text:style-name="Source_20_Text"><text:span text:style-name="T55">"Foo"</text:span></text:span><text:span text:style-name="Source_20_Text"><text:span text:style-name="T53"> }</text:span></text:span></text:p>
      <text:p text:style-name="P38"><text:span text:style-name="Source_20_Text"><text:span text:style-name="T54"><text:s text:c="2"/></text:span></text:span><text:span text:style-name="Source_20_Text"><text:span text:style-name="T53">],</text:span></text:span></text:p>
      <text:p text:style-name="P38"><text:span text:style-name="Source_20_Text"><text:span text:style-name="T54"><text:s text:c="2"/></text:span></text:span><text:span text:style-name="Source_20_Text"><text:span text:style-name="T53">body: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1</text:span></text:span><text:span text:style-name="Source_20_Text"><text:span text:style-name="T53">, value: </text:span></text:span><text:span text:style-name="Source_20_Text"><text:span text:style-name="T55">"Is this thing on?"</text:span></text:span><text:span text:style-name="Source_20_Text"><text:span text:style-name="T53">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2</text:span></text:span><text:span text:style-name="Source_20_Text"><text:span text:style-name="T53">, value: </text:span></text:span><text:span text:style-name="Source_20_Text"><text:span text:style-name="T55">"What should I write?"</text:span></text:span><text:span text:style-name="Source_20_Text"><text:span text:style-name="T53">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6</text:span></text:span><text:span text:style-name="Source_20_Text"><text:span text:style-name="T53">, value: </text:span></text:span><text:span text:style-name="Source_20_Text"><text:span text:style-name="T55">"This is the new body"</text:span></text:span><text:span text:style-name="Source_20_Text"><text:span text:style-name="T53"> }</text:span></text:span></text:p>
      <text:p text:style-name="P38"><text:span text:style-name="Source_20_Text"><text:span text:style-name="T54"><text:s text:c="2"/></text:span></text:span><text:span text:style-name="Source_20_Text"><text:span text:style-name="T53">],</text:span></text:span></text:p>
      <text:p text:style-name="P38"><text:span text:style-name="Source_20_Text"><text:span text:style-name="T54"><text:s text:c="2"/></text:span></text:span><text:span text:style-name="Source_20_Text"><text:span text:style-name="T53">tags: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1</text:span></text:span><text:span text:style-name="Source_20_Text"><text:span text:style-name="T53">, value: [ </text:span></text:span><text:span text:style-name="Source_20_Text"><text:span text:style-name="T55">"test"</text:span></text:span><text:span text:style-name="Source_20_Text"><text:span text:style-name="T53">, </text:span></text:span><text:span text:style-name="Source_20_Text"><text:span text:style-name="T55">"trivial"</text:span></text:span><text:span text:style-name="Source_20_Text"><text:span text:style-name="T53"> ] },</text:span></text:span></text:p>
      <text:p text:style-name="P38"><text:span text:style-name="Source_20_Text"><text:span text:style-name="T54"><text:s text:c="4"/></text:span></text:span><text:span text:style-name="Source_20_Text"><text:span text:style-name="T53">{ version: </text:span></text:span><text:span text:style-name="Source_20_Text"><text:span text:style-name="T56">6</text:span></text:span><text:span text:style-name="Source_20_Text"><text:span text:style-name="T53">, value: [ </text:span></text:span><text:span text:style-name="Source_20_Text"><text:span text:style-name="T55">"foo"</text:span></text:span><text:span text:style-name="Source_20_Text"><text:span text:style-name="T53">, </text:span></text:span><text:span text:style-name="Source_20_Text"><text:span text:style-name="T55">"test"</text:span></text:span><text:span text:style-name="Source_20_Text"><text:span text:style-name="T53"> ] }</text:span></text:span></text:p>
      <text:p text:style-name="P38"><text:span text:style-name="Source_20_Text"><text:span text:style-name="T54"><text:s text:c="2"/></text:span></text:span><text:span text:style-name="Source_20_Text"><text:span text:style-name="T53">],</text:span></text:span></text:p>
      <text:p text:style-name="P38"><text:span text:style-name="Source_20_Text"><text:span text:style-name="T54"><text:s text:c="2"/></text:span></text:span><text:span text:style-name="Source_20_Text"><text:span text:style-name="T53">comments: [</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6"/></text:span></text:span><text:span text:style-name="Source_20_Text"><text:span text:style-name="T53">author: </text:span></text:span><text:span text:style-name="Source_20_Text"><text:span text:style-name="T55">"joe"</text:span></text:span><text:span text:style-name="Source_20_Text"><text:span text:style-name="T53">, </text:span></text:span><text:span text:style-name="Source_20_Text"><text:span text:style-name="T57">// Unversioned field</text:span></text:span></text:p>
      <text:p text:style-name="P38"><text:span text:style-name="Source_20_Text"><text:span text:style-name="T54"><text:s text:c="6"/></text:span></text:span><text:span text:style-name="Source_20_Text"><text:span text:style-name="T53">body: [</text:span></text:span></text:p>
      <text:p text:style-name="P38"><text:span text:style-name="Source_20_Text"><text:span text:style-name="T54"><text:s text:c="8"/></text:span></text:span><text:span text:style-name="Source_20_Text"><text:span text:style-name="T53">{ version: </text:span></text:span><text:span text:style-name="Source_20_Text"><text:span text:style-name="T56">3</text:span></text:span><text:span text:style-name="Source_20_Text"><text:span text:style-name="T53">, value: </text:span></text:span><text:span text:style-name="Source_20_Text"><text:span text:style-name="T55">"Something cool"</text:span></text:span><text:span text:style-name="Source_20_Text"><text:span text:style-name="T53"> }</text:span></text:span></text:p>
      <text:p text:style-name="P38"><text:span text:style-name="Source_20_Text"><text:span text:style-name="T54"><text:s text:c="6"/></text:span></text:span><text:span text:style-name="Source_20_Text"><text:span text:style-name="T53">]</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6"/></text:span></text:span><text:span text:style-name="Source_20_Text"><text:span text:style-name="T53">author: </text:span></text:span><text:span text:style-name="Source_20_Text"><text:span text:style-name="T55">"xxx"</text:span></text:span><text:span text:style-name="Source_20_Text"><text:span text:style-name="T53">,</text:span></text:span></text:p>
      <text:p text:style-name="P38"><text:span text:style-name="Source_20_Text"><text:span text:style-name="T54"><text:s text:c="6"/></text:span></text:span><text:span text:style-name="Source_20_Text"><text:span text:style-name="T53">body: [</text:span></text:span></text:p>
      <text:p text:style-name="P38"><text:span text:style-name="Source_20_Text"><text:span text:style-name="T54"><text:s text:c="8"/></text:span></text:span><text:span text:style-name="Source_20_Text"><text:span text:style-name="T53">{ version: </text:span></text:span><text:span text:style-name="Source_20_Text"><text:span text:style-name="T56">4</text:span></text:span><text:span text:style-name="Source_20_Text"><text:span text:style-name="T53">, value: </text:span></text:span><text:span text:style-name="Source_20_Text"><text:span text:style-name="T55">"Spam"</text:span></text:span><text:span text:style-name="Source_20_Text"><text:span text:style-name="T53"> },</text:span></text:span></text:p>
      <text:p text:style-name="P38"><text:span text:style-name="Source_20_Text"><text:span text:style-name="T54"><text:s text:c="8"/></text:span></text:span><text:span text:style-name="Source_20_Text"><text:span text:style-name="T53">{ version: </text:span></text:span><text:span text:style-name="Source_20_Text"><text:span text:style-name="T56">5</text:span></text:span><text:span text:style-name="Source_20_Text"><text:span text:style-name="T53">, deleted: </text:span></text:span><text:span text:style-name="Source_20_Text"><text:span text:style-name="T58">true</text:span></text:span><text:span text:style-name="Source_20_Text"><text:span text:style-name="T53"> }</text:span></text:span></text:p>
      <text:p text:style-name="P38"><text:span text:style-name="Source_20_Text"><text:span text:style-name="T54"><text:s text:c="6"/></text:span></text:span><text:span text:style-name="Source_20_Text"><text:span text:style-name="T53">]</text:span></text:span></text:p>
      <text:p text:style-name="P38"><text:soft-page-break/><text:span text:style-name="Source_20_Text"><text:span text:style-name="T54"><text:s text:c="4"/></text:span></text:span><text:span text:style-name="Source_20_Text"><text:span text:style-name="T53">},</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6"/></text:span></text:span><text:span text:style-name="Source_20_Text"><text:span text:style-name="T53">author: </text:span></text:span><text:span text:style-name="Source_20_Text"><text:span text:style-name="T55">"jim"</text:span></text:span><text:span text:style-name="Source_20_Text"><text:span text:style-name="T53">,</text:span></text:span></text:p>
      <text:p text:style-name="P38"><text:span text:style-name="Source_20_Text"><text:span text:style-name="T54"><text:s text:c="6"/></text:span></text:span><text:span text:style-name="Source_20_Text"><text:span text:style-name="T53">body: [</text:span></text:span></text:p>
      <text:p text:style-name="P38"><text:span text:style-name="Source_20_Text"><text:span text:style-name="T54"><text:s text:c="8"/></text:span></text:span><text:span text:style-name="Source_20_Text"><text:span text:style-name="T53">{ version: </text:span></text:span><text:span text:style-name="Source_20_Text"><text:span text:style-name="T56">7</text:span></text:span><text:span text:style-name="Source_20_Text"><text:span text:style-name="T53">, value: </text:span></text:span><text:span text:style-name="Source_20_Text"><text:span text:style-name="T55">"Not bad"</text:span></text:span><text:span text:style-name="Source_20_Text"><text:span text:style-name="T53"> },</text:span></text:span></text:p>
      <text:p text:style-name="P38"><text:span text:style-name="Source_20_Text"><text:span text:style-name="T54"><text:s text:c="8"/></text:span></text:span><text:span text:style-name="Source_20_Text"><text:span text:style-name="T53">{ version: </text:span></text:span><text:span text:style-name="Source_20_Text"><text:span text:style-name="T56">8</text:span></text:span><text:span text:style-name="Source_20_Text"><text:span text:style-name="T53">, value: </text:span></text:span><text:span text:style-name="Source_20_Text"><text:span text:style-name="T55">"Not bad at all"</text:span></text:span><text:span text:style-name="Source_20_Text"><text:span text:style-name="T53"> }</text:span></text:span></text:p>
      <text:p text:style-name="P38"><text:span text:style-name="Source_20_Text"><text:span text:style-name="T54"><text:s text:c="6"/></text:span></text:span><text:span text:style-name="Source_20_Text"><text:span text:style-name="T53">]</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2"/></text:span></text:span><text:span text:style-name="Source_20_Text"><text:span text:style-name="T53">]</text:span></text:span></text:p>
      <text:p text:style-name="P38"><text:span text:style-name="Source_20_Text"><text:span text:style-name="T53">}</text:span></text:span></text:p>
      <text:list xml:id="list1316401569" text:style-name="L14">
        <text:list-item>
          <text:p text:style-name="P73"><text:span text:style-name="Strong_20_Emphasis"><text:span text:style-name="T52">Variation on Store changes within the document</text:span></text:span><text:span text:style-name="T51"> - Instead of storing versions against each key pair, the current key pairs in the document always represents the most recent state and a 'log' of changes is stored within a history array. Only those keys which have changed since creation will have an entry in the log.</text:span></text:p>
        </text:list-item>
      </text:list>
      <text:p text:style-name="P37"><text:span text:style-name="Source_20_Text"><text:span text:style-name="T53">{</text:span></text:span></text:p>
      <text:p text:style-name="P38"><text:span text:style-name="Source_20_Text"><text:span text:style-name="T54"><text:s text:c="2"/></text:span></text:span><text:span text:style-name="Source_20_Text"><text:span text:style-name="T53">_id: </text:span></text:span><text:span text:style-name="Source_20_Text"><text:span text:style-name="T55">"4c6b9456f61f000000007ba6"</text:span></text:span></text:p>
      <text:p text:style-name="P38"><text:span text:style-name="Source_20_Text"><text:span text:style-name="T54"><text:s text:c="2"/></text:span></text:span><text:span text:style-name="Source_20_Text"><text:span text:style-name="T53">title: </text:span></text:span><text:span text:style-name="Source_20_Text"><text:span text:style-name="T55">"Bar"</text:span></text:span><text:span text:style-name="Source_20_Text"><text:span text:style-name="T53">,</text:span></text:span></text:p>
      <text:p text:style-name="P38"><text:span text:style-name="Source_20_Text"><text:span text:style-name="T54"><text:s text:c="2"/></text:span></text:span><text:span text:style-name="Source_20_Text"><text:span text:style-name="T53">body: </text:span></text:span><text:span text:style-name="Source_20_Text"><text:span text:style-name="T55">"Is this thing on?"</text:span></text:span><text:span text:style-name="Source_20_Text"><text:span text:style-name="T53">,</text:span></text:span></text:p>
      <text:p text:style-name="P38"><text:span text:style-name="Source_20_Text"><text:span text:style-name="T54"><text:s text:c="2"/></text:span></text:span><text:span text:style-name="Source_20_Text"><text:span text:style-name="T53">tags: [ </text:span></text:span><text:span text:style-name="Source_20_Text"><text:span text:style-name="T55">"test"</text:span></text:span><text:span text:style-name="Source_20_Text"><text:span text:style-name="T53">, </text:span></text:span><text:span text:style-name="Source_20_Text"><text:span text:style-name="T55">"trivial"</text:span></text:span><text:span text:style-name="Source_20_Text"><text:span text:style-name="T53"> ],</text:span></text:span></text:p>
      <text:p text:style-name="P38"><text:span text:style-name="Source_20_Text"><text:span text:style-name="T54"><text:s text:c="2"/></text:span></text:span><text:span text:style-name="Source_20_Text"><text:span text:style-name="T53">comments: [</text:span></text:span></text:p>
      <text:p text:style-name="P38"><text:span text:style-name="Source_20_Text"><text:span text:style-name="T54"><text:s text:c="4"/></text:span></text:span><text:span text:style-name="Source_20_Text"><text:span text:style-name="T53">{ key: </text:span></text:span><text:span text:style-name="Source_20_Text"><text:span text:style-name="T56">1</text:span></text:span><text:span text:style-name="Source_20_Text"><text:span text:style-name="T53">, author: </text:span></text:span><text:span text:style-name="Source_20_Text"><text:span text:style-name="T55">"joe"</text:span></text:span><text:span text:style-name="Source_20_Text"><text:span text:style-name="T53">, body: </text:span></text:span><text:span text:style-name="Source_20_Text"><text:span text:style-name="T55">"Something cool"</text:span></text:span><text:span text:style-name="Source_20_Text"><text:span text:style-name="T53"> },</text:span></text:span></text:p>
      <text:p text:style-name="P38"><text:span text:style-name="Source_20_Text"><text:span text:style-name="T54"><text:s text:c="4"/></text:span></text:span><text:span text:style-name="Source_20_Text"><text:span text:style-name="T53">{ key: </text:span></text:span><text:span text:style-name="Source_20_Text"><text:span text:style-name="T56">2</text:span></text:span><text:span text:style-name="Source_20_Text"><text:span text:style-name="T53">, author: </text:span></text:span><text:span text:style-name="Source_20_Text"><text:span text:style-name="T55">"xxx"</text:span></text:span><text:span text:style-name="Source_20_Text"><text:span text:style-name="T53">, body: </text:span></text:span><text:span text:style-name="Source_20_Text"><text:span text:style-name="T55">"Spam"</text:span></text:span><text:span text:style-name="Source_20_Text"><text:span text:style-name="T53">, deleted: </text:span></text:span><text:span text:style-name="Source_20_Text"><text:span text:style-name="T58">true</text:span></text:span><text:span text:style-name="Source_20_Text"><text:span text:style-name="T53"> },</text:span></text:span></text:p>
      <text:p text:style-name="P38"><text:span text:style-name="Source_20_Text"><text:span text:style-name="T54"><text:s text:c="4"/></text:span></text:span><text:span text:style-name="Source_20_Text"><text:span text:style-name="T53">{ key: </text:span></text:span><text:span text:style-name="Source_20_Text"><text:span text:style-name="T56">3</text:span></text:span><text:span text:style-name="Source_20_Text"><text:span text:style-name="T53">, author: </text:span></text:span><text:span text:style-name="Source_20_Text"><text:span text:style-name="T55">"jim"</text:span></text:span><text:span text:style-name="Source_20_Text"><text:span text:style-name="T53">, body: </text:span></text:span><text:span text:style-name="Source_20_Text"><text:span text:style-name="T55">"Not bad at all"</text:span></text:span><text:span text:style-name="Source_20_Text"><text:span text:style-name="T53"> }</text:span></text:span></text:p>
      <text:p text:style-name="P38"><text:span text:style-name="Source_20_Text"><text:span text:style-name="T54"><text:s text:c="2"/></text:span></text:span><text:span text:style-name="Source_20_Text"><text:span text:style-name="T53">],</text:span></text:span></text:p>
      <text:p text:style-name="P38"><text:span text:style-name="Source_20_Text"><text:span text:style-name="T54"><text:s text:c="2"/></text:span></text:span><text:span text:style-name="Source_20_Text"><text:span text:style-name="T53">history: [</text:span></text:span></text:p>
      <text:p text:style-name="P38"><text:span text:style-name="Source_20_Text"><text:span text:style-name="T54"><text:s text:c="4"/></text:span></text:span><text:span text:style-name="Source_20_Text"><text:span text:style-name="T53">{ </text:span></text:span></text:p>
      <text:p text:style-name="P38"><text:span text:style-name="Source_20_Text"><text:span text:style-name="T54"><text:s text:c="6"/></text:span></text:span><text:span text:style-name="Source_20_Text"><text:span text:style-name="T53">who: </text:span></text:span><text:span text:style-name="Source_20_Text"><text:span text:style-name="T55">"joe"</text:span></text:span><text:span text:style-name="Source_20_Text"><text:span text:style-name="T53">,</text:span></text:span></text:p>
      <text:p text:style-name="P38"><text:span text:style-name="Source_20_Text"><text:span text:style-name="T54"><text:s text:c="6"/></text:span></text:span><text:span text:style-name="Source_20_Text"><text:span text:style-name="T53">when: </text:span></text:span><text:span text:style-name="Source_20_Text"><text:span text:style-name="T56">20160101</text:span></text:span><text:span text:style-name="Source_20_Text"><text:span text:style-name="T53">,</text:span></text:span></text:p>
      <text:p text:style-name="P38"><text:span text:style-name="Source_20_Text"><text:span text:style-name="T54"><text:s text:c="6"/></text:span></text:span><text:span text:style-name="Source_20_Text"><text:span text:style-name="T53">what: { title: </text:span></text:span><text:span text:style-name="Source_20_Text"><text:span text:style-name="T55">"Foo"</text:span></text:span><text:span text:style-name="Source_20_Text"><text:span text:style-name="T53">, body: </text:span></text:span><text:span text:style-name="Source_20_Text"><text:span text:style-name="T55">"What should I write?"</text:span></text:span><text:span text:style-name="Source_20_Text"><text:span text:style-name="T53"> }</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4"/></text:span></text:span><text:span text:style-name="Source_20_Text"><text:span text:style-name="T53">{ </text:span></text:span></text:p>
      <text:p text:style-name="P38"><text:span text:style-name="Source_20_Text"><text:span text:style-name="T54"><text:s text:c="6"/></text:span></text:span><text:span text:style-name="Source_20_Text"><text:span text:style-name="T53">who: </text:span></text:span><text:span text:style-name="Source_20_Text"><text:span text:style-name="T55">"jim"</text:span></text:span><text:span text:style-name="Source_20_Text"><text:span text:style-name="T53">,</text:span></text:span></text:p>
      <text:p text:style-name="P38"><text:span text:style-name="Source_20_Text"><text:span text:style-name="T54"><text:s text:c="6"/></text:span></text:span><text:span text:style-name="Source_20_Text"><text:span text:style-name="T53">when: </text:span></text:span><text:span text:style-name="Source_20_Text"><text:span text:style-name="T56">20160105</text:span></text:span><text:span text:style-name="Source_20_Text"><text:span text:style-name="T53">,</text:span></text:span></text:p>
      <text:p text:style-name="P38"><text:span text:style-name="Source_20_Text"><text:span text:style-name="T54"><text:s text:c="6"/></text:span></text:span><text:span text:style-name="Source_20_Text"><text:span text:style-name="T53">what: { tags: [</text:span></text:span><text:span text:style-name="Source_20_Text"><text:span text:style-name="T55">"test"</text:span></text:span><text:span text:style-name="Source_20_Text"><text:span text:style-name="T53">, </text:span></text:span><text:span text:style-name="Source_20_Text"><text:span text:style-name="T55">"test2"</text:span></text:span><text:span text:style-name="Source_20_Text"><text:span text:style-name="T53">], comments: { key: </text:span></text:span><text:span text:style-name="Source_20_Text"><text:span text:style-name="T56">3</text:span></text:span><text:span text:style-name="Source_20_Text"><text:span text:style-name="T53">, body: </text:span></text:span><text:span text:style-name="Source_20_Text"><text:span text:style-name="T55">"Not baaad at all"</text:span></text:span><text:span text:style-name="Source_20_Text"><text:span text:style-name="T53"> }</text:span></text:span></text:p>
      <text:p text:style-name="P38"><text:span text:style-name="Source_20_Text"><text:span text:style-name="T54"><text:s text:c="4"/></text:span></text:span><text:span text:style-name="Source_20_Text"><text:span text:style-name="T53">}</text:span></text:span></text:p>
      <text:p text:style-name="P38"><text:span text:style-name="Source_20_Text"><text:span text:style-name="T54"><text:s text:c="2"/></text:span></text:span><text:span text:style-name="Source_20_Text"><text:span text:style-name="T53">]</text:span></text:span></text:p>
      <text:p text:style-name="P38"><text:span text:style-name="Source_20_Text"><text:span text:style-name="T53">}</text:span></text:span></text:p>
      <text:p text:style-name="Horizontal_20_Line"/>
      <text:p text:style-name="P79"><text:span text:style-name="T11">Having Tech or Coding Interview?</text:span><text:span text:style-name="T12"> Check 👉 </text:span><text:a xlink:type="simple" xlink:href="https://www.fullstack.cafe/interview-questions/nosql" text:style-name="Internet_20_link" text:visited-style-name="Visited_20_Internet_20_Link"><text:span text:style-name="T9">16 NoSQL Interview Questions</text:span></text:a></text:p>
      <text:p text:style-name="P87"><text:span text:style-name="T11">Source:</text:span><text:span text:style-name="T12"> </text:span><text:a xlink:type="simple" xlink:href="https://stackoverflow.com/questions/3507624/mongodb-nosql-keeping-document-change-history" office:target-frame-name="_blank" xlink:show="new" text:style-name="Internet_20_link" text:visited-style-name="Visited_20_Internet_20_Link"><text:span text:style-name="T9">stackoverflow.com</text:span></text:a></text:p>
      <text:h text:style-name="P33" text:outline-level="2"><text:soft-page-break/><text:span text:style-name="T5">Q20</text:span>: </text:h>
      <text:h text:style-name="P34" text:outline-level="2">Explain use of transactions in NoSQL</text:h>
      <text:p text:style-name="P74"><text:span text:style-name="T38">Senior</text:span> </text:p>
      <text:p text:style-name="P80"><text:span text:style-name="T49"><draw:a xlink:type="simple" xlink:href="https://www.fullstack.cafe/interview-questions/nosql"><draw:frame draw:style-name="fr4" draw:name="Image96" text:anchor-type="as-char" svg:width="0.2811in" svg:height="0.2811in" draw:z-index="34"><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50">NoSQL</text:span></text:a><text:a xlink:type="simple" xlink:href="https://www.fullstack.cafe/interview-questions/nosql" text:style-name="Internet_20_link" text:visited-style-name="Visited_20_Internet_20_Link"><text:span text:style-name="T8">  </text:span></text:a><text:a xlink:type="simple" xlink:href="https://www.fullstack.cafe/interview-questions/nosql" text:style-name="Internet_20_link" text:visited-style-name="Visited_20_Internet_20_Link"><text:span text:style-name="T10">16  </text:span></text:a></text:p>
      <text:p text:style-name="P81">Answer</text:p>
      <text:p text:style-name="P84">NoSQL covers a diverse set of tools and services, including key-value, document, graph and wide-column stores. They usually try improving scalability of the data store, usually by distributing data processing. Transactions require ACID properties of how DBs perform user operations. ACID restricts how scalability can be improved: most of the NoSQL tools relax consistency criteria of the operatioins to get fault-tolerance and availability for scaling, which makes implementing ACID transactions very hard.</text:p>
      <text:p text:style-name="P84">A commonly cited theoretical reasoning of distributed data stores is the CAP theorem: consistency, availability and partition tolerance cannot be achieved at the same time.</text:p>
      <text:p text:style-name="P84">A new, weaker set of requirements replacing ACID is BASE ("basically avalilable, soft state, eventual consistency"). However, eventually consistent tools ("eventually all accesses to an item will return the last updated value") are hardly acceptable in transactional applications like banking.</text:p>
      <text:p text:style-name="P84">Generally speaking, NoSQL solutions have lighter weight transactional semantics than relational databases, but still have facilities for atomic operations at some level. Generally, the ones which do master-master replication provide less in the way of consistency, and more availability. So one should choose the right tool for the right problem.</text:p>
      <text:p text:style-name="P84">Many offer transactions at the single document (or row etc.) level. For example with MongoDB there is atomicity at the single document - but documents can be fairly rich so this usually works.</text:p>
      <text:p text:style-name="Horizontal_20_Line"/>
      <text:p text:style-name="P79"><text:span text:style-name="T11">Having Tech or Coding Interview?</text:span><text:span text:style-name="T12"> Check 👉 </text:span><text:a xlink:type="simple" xlink:href="https://www.fullstack.cafe/interview-questions/nosql" text:style-name="Internet_20_link" text:visited-style-name="Visited_20_Internet_20_Link"><text:span text:style-name="T9">16 NoSQL Interview Questions</text:span></text:a></text:p>
      <text:p text:style-name="P87"><text:span text:style-name="T11">Source:</text:span><text:span text:style-name="T12"> </text:span><text:a xlink:type="simple" xlink:href="https://stackoverflow.com/questions/2212230/transactions-in-nosql" office:target-frame-name="_blank" xlink:show="new" text:style-name="Internet_20_link" text:visited-style-name="Visited_20_Internet_20_Link"><text:span text:style-name="T9">stackoverflow.com</text:span></text:a></text:p>
      <text:h text:style-name="P33" text:outline-level="2"><text:soft-page-break/><text:span text:style-name="T5">Q21</text:span>: </text:h>
      <text:h text:style-name="P34" text:outline-level="2">How do you track record relations in NoSQL?</text:h>
      <text:p text:style-name="P74"><text:span text:style-name="T38">Senior</text:span> </text:p>
      <text:p text:style-name="P80"><text:span text:style-name="T49"><draw:a xlink:type="simple" xlink:href="https://www.fullstack.cafe/interview-questions/nosql"><draw:frame draw:style-name="fr4" draw:name="Image97" text:anchor-type="as-char" svg:width="0.2811in" svg:height="0.2811in" draw:z-index="35"><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50">NoSQL</text:span></text:a><text:a xlink:type="simple" xlink:href="https://www.fullstack.cafe/interview-questions/nosql" text:style-name="Internet_20_link" text:visited-style-name="Visited_20_Internet_20_Link"><text:span text:style-name="T8">  </text:span></text:a><text:a xlink:type="simple" xlink:href="https://www.fullstack.cafe/interview-questions/nosql" text:style-name="Internet_20_link" text:visited-style-name="Visited_20_Internet_20_Link"><text:span text:style-name="T10">16  </text:span></text:a></text:p>
      <text:p text:style-name="P81">Answer</text:p>
      <text:p text:style-name="P71"><text:span text:style-name="T51">All the answers for how to store many-to-many associations in the "NoSQL way" reduce to the same thing: </text:span><text:span text:style-name="Strong_20_Emphasis"><text:span text:style-name="T52">storing data redundantly</text:span></text:span><text:span text:style-name="T51">.</text:span></text:p>
      <text:p text:style-name="P84">In NoSQL, you don't design your database based on the relationships between data entities. You design your database based on the queries you will run against it. Use the same criteria you would use to denormalize a relational database: if it's more important for data to have cohesion (think of values in a comma-separated list instead of a normalized table), then do it that way.</text:p>
      <text:p text:style-name="P84">But this inevitably optimizes for one type of query (e.g. comments by any user for a given article) at the expense of other types of queries (comments for any article by a given user). If your application has the need for both types of queries to be equally optimized, you should not denormalize. And likewise, you should not use a NoSQL solution if you need to use the data in a relational way.</text:p>
      <text:p text:style-name="P84">There is a risk with denormalization and redundancy that redundant sets of data will get out of sync with one another. This is called an anomaly. When you use a normalized relational database, the RDBMS can prevent anomalies. In a denormalized database or in NoSQL, it becomes your responsibility to write application code to prevent anomalies.</text:p>
      <text:p text:style-name="P84">One might think that it'd be great for a NoSQL database to do the hard work of preventing anomalies for you. There is a paradigm that can do this - the relational paradigm.</text:p>
      <text:p text:style-name="Horizontal_20_Line"/>
      <text:h text:style-name="P27" text:outline-level="2"><text:soft-page-break/><text:span text:style-name="T6">Q22</text:span><text:span text:style-name="T2">: </text:span></text:h>
      <text:h text:style-name="P34" text:outline-level="2">How does MongoDB ensure high availability?</text:h>
      <text:p text:style-name="P74"><text:span text:style-name="T38">Senior</text:span> </text:p>
      <text:p text:style-name="P80"><text:span text:style-name="T49"><draw:a xlink:type="simple" xlink:href="https://www.fullstack.cafe/interview-questions/mongodb"><draw:frame draw:style-name="fr4" draw:name="Image100" text:anchor-type="as-char" svg:width="0.2811in" svg:height="0.2811in" draw:z-index="36"><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50">MongoDB</text:span></text:a><text:a xlink:type="simple" xlink:href="https://www.fullstack.cafe/interview-questions/mongodb" text:style-name="Internet_20_link" text:visited-style-name="Visited_20_Internet_20_Link"><text:span text:style-name="T8">  </text:span></text:a><text:a xlink:type="simple" xlink:href="https://www.fullstack.cafe/interview-questions/mongodb" text:style-name="Internet_20_link" text:visited-style-name="Visited_20_Internet_20_Link"><text:span text:style-name="T10">83  </text:span></text:a></text:p>
      <text:p text:style-name="P81">Answer</text:p>
      <text:p text:style-name="P84">MongoDB automatically maintains replica sets, multiple copies of data that are distributed across servers, racks and data centers. Replica sets help prevent database downtime using native replication and automatic failover.</text:p>
      <text:p text:style-name="P84">A replica set consists of multiple replica set members. At any given time one member acts as the primary member, and the other members act as secondary members. If the primary member fails for any reason (e.g., hardware failure), one of the secondary members is automatically elected to primary and begins to process all reads and writes.</text:p>
      <text:p text:style-name="P36"><text:span text:style-name="T47"/></text:p>
      <text:h text:style-name="P33" text:outline-level="2"><text:span text:style-name="T5">Q23</text:span>: </text:h>
      <text:h text:style-name="P34" text:outline-level="2">MongoDB relationships. What to use - embed or reference?</text:h>
      <text:p text:style-name="P74"><text:span text:style-name="T38">Senior</text:span> </text:p>
      <text:p text:style-name="P80"><text:span text:style-name="T49"><draw:a xlink:type="simple" xlink:href="https://www.fullstack.cafe/interview-questions/mongodb"><draw:frame draw:style-name="fr4" draw:name="Image115" text:anchor-type="as-char" svg:width="0.2811in" svg:height="0.2811in" draw:z-index="40"><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50">MongoDB</text:span></text:a><text:a xlink:type="simple" xlink:href="https://www.fullstack.cafe/interview-questions/mongodb" text:style-name="Internet_20_link" text:visited-style-name="Visited_20_Internet_20_Link"><text:span text:style-name="T8">  </text:span></text:a><text:a xlink:type="simple" xlink:href="https://www.fullstack.cafe/interview-questions/mongodb" text:style-name="Internet_20_link" text:visited-style-name="Visited_20_Internet_20_Link"><text:span text:style-name="T10">83  </text:span></text:a></text:p>
      <text:p text:style-name="P58">Problem</text:p>
      <text:p text:style-name="P51">I want to design a question structure with some comments, but I don't know which relationship to use for comments: embed or reference? Explain me pros and cons of both solutions?</text:p>
      <text:p text:style-name="P58">Answer</text:p>
      <text:p text:style-name="P51">In general,</text:p>
      <text:list xml:id="list4201777894" text:style-name="L15">
        <text:list-item>
          <text:p text:style-name="P68"><text:soft-page-break/><text:span text:style-name="Strong_20_Emphasis"><text:span text:style-name="T24">embed</text:span></text:span><text:span text:style-name="T25"> is good if you have one-to-one or one-to-many relationships between entities, and</text:span></text:p>
        </text:list-item>
        <text:list-item>
          <text:p text:style-name="P68"><text:span text:style-name="Strong_20_Emphasis"><text:span text:style-name="T24">reference</text:span></text:span><text:span text:style-name="T25"> is good if you have many-to-many relationships.</text:span></text:p>
        </text:list-item>
      </text:list>
      <text:p text:style-name="P19"><text:span text:style-name="T25">Also consider as a general rule, if you have a lot of </text:span><text:a xlink:type="simple" xlink:href="https://www.fullstack.cafe/blog/nosql-interview-questions" text:style-name="Internet_20_link" text:visited-style-name="Visited_20_Internet_20_Link"><text:span text:style-name="T29">child documents</text:span></text:a><text:span text:style-name="T25"> or if they are large, a separate collection might be best. Smaller and/or fewer documents tend to be a natural fit for embedding.</text:span></text:p>
      <text:p text:style-name="P85"/>
      <text:p text:style-name="P41"/>
      <text:h text:style-name="P30" text:outline-level="2"><text:span text:style-name="T5">Q24</text:span>: </text:h>
      <text:h text:style-name="P32" text:outline-level="2">Explain the differences in conceptual data design with NoSQL databases?</text:h>
      <text:p text:style-name="P56"><text:span text:style-name="T39">Expert</text:span> </text:p>
      <text:p text:style-name="P16"><text:span text:style-name="T15"><draw:a xlink:type="simple" xlink:href="https://www.fullstack.cafe/interview-questions/nosql"><draw:frame draw:style-name="fr4" draw:name="Image116" text:anchor-type="as-char" svg:width="0.2811in" svg:height="0.2811in" draw:z-index="41"><draw:image xlink:href="Pictures/10000001000000180000001898C135FEDA9D3637.png" xlink:type="simple" xlink:show="embed" xlink:actuate="onLoad" draw:mime-type="image/png"/><svg:title>Top 16 NoSQL Interview Questions</svg:title></draw:frame></draw:a></text:span><text:a xlink:type="simple" xlink:href="https://www.fullstack.cafe/interview-questions/nosql" text:style-name="Internet_20_link" text:visited-style-name="Visited_20_Internet_20_Link">  </text:a><text:a xlink:type="simple" xlink:href="https://www.fullstack.cafe/interview-questions/nosql" text:style-name="Internet_20_link" text:visited-style-name="Visited_20_Internet_20_Link"><text:span text:style-name="T13">NoSQL</text:span></text:a><text:a xlink:type="simple" xlink:href="https://www.fullstack.cafe/interview-questions/nosql" text:style-name="Internet_20_link" text:visited-style-name="Visited_20_Internet_20_Link"><text:span text:style-name="T17">  </text:span></text:a><text:a xlink:type="simple" xlink:href="https://www.fullstack.cafe/interview-questions/nosql" text:style-name="Internet_20_link" text:visited-style-name="Visited_20_Internet_20_Link"><text:span text:style-name="T18">16  </text:span></text:a></text:p>
      <text:p text:style-name="P59">Answer</text:p>
      <text:p text:style-name="P57">Unlock <text:span text:style-name="T1">FullStack.Cafe</text:span> to open all answers and get your next figure job offer!</text:p>
      <text:p text:style-name="P42"><text:span text:style-name="T1">Share</text:span> this blog post to <text:span text:style-name="T1">open Expert question</text:span>!</text:p>
      <text:h text:style-name="P29" text:outline-level="2"><text:span text:style-name="T5">Q25</text:span>: </text:h>
      <text:h text:style-name="P32" text:outline-level="2">Where does MongoDB stand in the CAP theorem?</text:h>
      <text:p text:style-name="P56"><text:span text:style-name="T39">Expert</text:span> </text:p>
      <text:p text:style-name="P16"><text:span text:style-name="T15"><draw:a xlink:type="simple" xlink:href="https://www.fullstack.cafe/interview-questions/mongodb"><draw:frame draw:style-name="fr4" draw:name="Image117" text:anchor-type="as-char" svg:width="0.2811in" svg:height="0.2811in" draw:z-index="42"><draw:image xlink:href="Pictures/100000010000001800000018625BB21814AE21A5.png" xlink:type="simple" xlink:show="embed" xlink:actuate="onLoad" draw:mime-type="image/png"/><svg:title>Top 83 MongoDB Interview Questions</svg:title></draw:frame></draw:a></text:span><text:a xlink:type="simple" xlink:href="https://www.fullstack.cafe/interview-questions/mongodb" text:style-name="Internet_20_link" text:visited-style-name="Visited_20_Internet_20_Link">  </text:a><text:a xlink:type="simple" xlink:href="https://www.fullstack.cafe/interview-questions/mongodb" text:style-name="Internet_20_link" text:visited-style-name="Visited_20_Internet_20_Link"><text:span text:style-name="T13">MongoDB</text:span></text:a><text:a xlink:type="simple" xlink:href="https://www.fullstack.cafe/interview-questions/mongodb" text:style-name="Internet_20_link" text:visited-style-name="Visited_20_Internet_20_Link"><text:span text:style-name="T17">  </text:span></text:a><text:a xlink:type="simple" xlink:href="https://www.fullstack.cafe/interview-questions/mongodb" text:style-name="Internet_20_link" text:visited-style-name="Visited_20_Internet_20_Link"><text:span text:style-name="T18">83  </text:span></text:a></text:p>
      <text:p text:style-name="P59">Answer</text:p>
      <text:p text:style-name="P55"/>
      <text:p text:style-name="P39"/>
      <text:p text:style-name="P39"/>
      <text:h text:style-name="P24" text:outline-level="1">NoSQL Database Design &amp; Data Modeling</text:h>
      <text:p text:style-name="Text_20_body"><text:a xlink:type="simple" xlink:href="https://www.mongodb.com/cloud/atlas/register" text:style-name="Internet_20_link" text:visited-style-name="Visited_20_Internet_20_Link">Try MongoDB Atlas Free</text:a></text:p>
      <text:p text:style-name="Text_20_body"><text:a xlink:type="simple" xlink:href="https://www.mongodb.com/nosql-explained" office:target-frame-name="_target" xlink:show="replace" text:style-name="Internet_20_link" text:visited-style-name="Visited_20_Internet_20_Link">NoSQL databases</text:a> are designed to break away from the rows and columns of the relational database model. But it’s a common mistake to think that NoSQL databases don’t have any sort of data model. A useful description of how the data will be organized is the beginning of a schema.</text:p>
      <text:p text:style-name="Text_20_body"><text:soft-page-break/>Relational databases have had generations of users and developers to work out standard design methods. Various formal tools exist for describing the relationships between the main objects in a business domain, and these formal descriptions can then be used to dictate how the data will be stored.</text:p>
      <text:p text:style-name="Text_20_body">The same types of standard data modeling tools are not available for NoSQL data modeling. One recommendation is to begin with a business domain model expressed in a form that can be incorporated in an application, such as a JSON document. Another important design driver is the types of data access that need to be supported. Some use cases require access via a query language and others require access by one or more applications.</text:p>
      <text:p text:style-name="Text_20_body">Because no business or application domain is static, change over time must also be taken into account. When it comes to flexibility, NoSQL database schemas are much less costly to revise.</text:p>
      <text:p text:style-name="Text_20_body"><text:line-break/></text:p>
      <text:h text:style-name="Heading_20_2" text:outline-level="2"><text:bookmark text:name="schema-design-for-nosql-databases"/>Schema Design for NoSQL Databases</text:h>
      <text:p text:style-name="Text_20_body">Generally speaking, because NoSQL databases are designed to store data that does not have a fixed structure that is specified prior to developing the physical model, developers focus on the physical data model. They are typically developing applications for massive, horizontally distributed environments. This puts an emphasis on figuring out how the scalability and performance of the system will work. But they still need to think about the data model they will use to organize the data.</text:p>
      <text:p text:style-name="Text_20_body">A fundamental property of NoSQL databases is the need to optimize data access, which puts the focus on query patterns and business workflows. The first step is to establish business requirements, and work out the specific needs of the people who will use the application. The goal for schema design is to plan keys and indexes that are fast and effective for application queries and that complement workflow patterns.</text:p>
      <text:p text:style-name="Text_20_body">There are multiple ways to go about selecting a primary key or deciding which fields should be indexed. Reviewing the needs of the users may lead to some likely candidates for indexes.</text:p>
      <text:p text:style-name="Text_20_body">Consider how users will query the data and how often. One way to do this is to review actual queries after the fact, which may reveal patterns that can guide which fields to index.</text:p>
      <text:p text:style-name="Text_20_body">One of the advantages of NoSQL databases is that they are relatively easy to modify in response to changes in either business requirements, query patterns, or the data itself. This means that there will be an iterative process of schema design throughout the lifetime of the application.</text:p>
      <text:p text:style-name="Text_20_body">Some decisions may be suggested by the structure of the data itself. In a database of automobiles, many of the component systems are the same, so the schema might reflect inheritance, with optional add-ons. In a logistics application, adjacency might be used to group delivery addresses, suggesting a tree <text:soft-page-break/>structure for the schema.</text:p>
      <text:p text:style-name="Text_20_body">How often will data and documents be updated? This varies greatly depending on the nature of the application. A feed of real-time sensor data may update thousands of times per day, depending on how it is being stored. There are multiple ways to <text:a xlink:type="simple" xlink:href="https://www.mongodb.com/blog/post/time-series-data-and-mongodb-part-2-schema-design-best-practices" office:target-frame-name="_target" xlink:show="replace" text:style-name="Internet_20_link" text:visited-style-name="Visited_20_Internet_20_Link">model time-series data</text:a> in a document database such as MongoDB, such as one document per data point or bucketing data points into one document per minute.</text:p>
      <text:p text:style-name="Text_20_body">Sometimes the predicted size of the index also has a bearing on how data is stored. One MongoDB customer in financial services considered having one document per transaction, which would have created a predicted index size of 280GB. Choosing to bucket transactions by month <text:a xlink:type="simple" xlink:href="https://youtu.be/x_rYEpRrdrA" office:target-frame-name="_target" xlink:show="replace" text:style-name="Internet_20_link" text:visited-style-name="Visited_20_Internet_20_Link">reduced that size to 30GB</text:a>.</text:p>
      <text:p text:style-name="Text_20_body"><text:line-break/></text:p>
      <text:h text:style-name="Heading_20_2" text:outline-level="2"><text:bookmark text:name="nosql-data-modeling"/>NoSQL Data Modeling</text:h>
      <text:p text:style-name="Text_20_body">What is a NoSQL data model? Since NoSQL databases vary considerably in how they are designed, data models for each of the four main types will naturally reflect these differences. Put another way, the type of NoSQL database used by an application will be chosen for a specific use case that takes advantage of these specific differences. Evaluating the best data model for the use case is a key consideration in deciding which <text:a xlink:type="simple" xlink:href="https://www.mongodb.com/scale/best-nosql-database" office:target-frame-name="_target" xlink:show="replace" text:style-name="Internet_20_link" text:visited-style-name="Visited_20_Internet_20_Link">NoSQL database is the best fit for your needs</text:a>.</text:p>
      <text:p text:style-name="Text_20_body">Each of the four main types of NoSQL databases is based on a specific way of storing data. This provides the logic for a data model in each case:</text:p>
      <text:p text:style-name="Text_20_body">Document databases store data in the document data type, which is similar to a JSON document or object. Each document stores pairs of fields and values, with a wide variety of data types and data structures being used as values. Developers typically embed the structure of the document’s fields and values in the code objects in their applications. Queries are used to retrieve field values, and a number of powerful query languages have been developed to exploit the variety of field value types.</text:p>
      <text:p text:style-name="Text_20_body">Each item in a <text:a xlink:type="simple" xlink:href="https://www.mongodb.com/key-value-database" office:target-frame-name="_target" xlink:show="replace" text:style-name="Internet_20_link" text:visited-style-name="Visited_20_Internet_20_Link">key-value database</text:a> consists of a key and a value, making this the simplest type of database. The data model consists of two parts: a string with some relationship to the data, such as a filename or URL, which is used as the key, and the data, which is treated as a single collection. Data is retrieved using the direct request method (provide the key and get the data) rather than through the use of a query language.</text:p>
      <text:p text:style-name="Text_20_body">Wide-column stores use a table form but in a flexible and scalable way. Each row consists of a key and one or more related columns, which are called column families. Each row’s key-column family can have different numbers of columns and the columns can have different kinds of data. Data is retrieved using a query language. The column structure lends itself to fast aggregation queries.</text:p>
      <text:p text:style-name="Text_20_body"><text:soft-page-break/>Graph databases consist of nodes connected by edges. Data items like names, prices, and products are stored in the nodes, while the edges store information about how the nodes are related. In a basic sense, nodes and edges are the data model. But at the scale of the whole database, the data model changes as edges are stored with new kinds of relationship data, and nodes are stored with new kinds of data items. Node and relationship information is typically retrieved using specialized query languages, but some graph databases use SQL.</text:p>
      <text:p text:style-name="Text_20_body"><text:line-break/></text:p>
      <text:h text:style-name="Heading_20_2" text:outline-level="2"><text:bookmark text:name="faq-on-nosql-data-modeling"/>FAQ on NoSQL Data Modeling</text:h>
      <text:p text:style-name="Text_20_body"/>
      <text:h text:style-name="Heading_20_3" text:outline-level="3"><text:bookmark text:name="how-is-data-stored-in-nosql"/>How is data stored in NoSQL?</text:h>
      <text:p text:style-name="Text_20_body">NoSQL covers four main types of database design, so the details of each type will be different. What they have in common is that the physical storage will be distributed and horizontally partitioned.</text:p>
      <text:p text:style-name="Text_20_body"/>
      <text:h text:style-name="Heading_20_3" text:outline-level="3"><text:bookmark text:name="does-nosql-have-a-schema"/>Does NoSQL have a schema?</text:h>
      <text:p text:style-name="Text_20_body">NoSQL databases do not have a schema in the same rigid way that relational databases have a schema. Each of the four main types of NoSQL database has an underlying structure that is used to store the data. But the details of how the data is organized is very flexible, sometimes even to the point of being called “schema-less,” which is actually misleading.</text:p>
      <text:p text:style-name="Text_20_body"/>
      <text:h text:style-name="Heading_20_3" text:outline-level="3"><text:bookmark text:name="does-nosql-have-a-query-language"/>Does NoSQL have a query language?</text:h>
      <text:p text:style-name="Text_20_body">Of the four main types of NoSQL databases, document databases, wide-column, and graph databases generally have specific query languages that take advantage of their respective strengths.</text:p>
      <text:p text:style-name="Text_20_body"/>
      <text:h text:style-name="Heading_20_3" text:outline-level="3"><text:bookmark text:name="what-data-model-does-nosql-use"/>What data model does NoSQL use?</text:h>
      <text:p text:style-name="Text_20_body">NoSQL databases fall into four main categories or types. One thing they have in common is that they do not use the rigid tabular row-and-column data model that traditional relational databases (sometimes called SQL databases) use.</text:p>
      <text:p text:style-name="Text_20_body">Instead, NoSQL databases have a data model that reflects their particular category. Document <text:soft-page-break/>databases can store a great deal of information in a single document and can nest documents. Key-value stores have a simple data model, just as their name implies. Wide column stores feature more variation in data types and the number of columns in use than row-oriented relational databases. Graph databases have data models based on graph theory, with data models made up of nodes and edges that relate those nodes.</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Sans, Ubuntu, Cantarell, 'Helvetica Neue', Helvetica, 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2T13:56:41.869000000</dc:date>
    <meta:editing-duration>PT33M57S</meta:editing-duration>
    <meta:editing-cycles>5</meta:editing-cycles>
    <meta:generator>LibreOffice/7.2.0.4$Windows_X86_64 LibreOffice_project/9a9c6381e3f7a62afc1329bd359cc48accb6435b</meta:generator>
    <meta:document-statistic meta:table-count="0" meta:image-count="24" meta:object-count="0" meta:page-count="24" meta:paragraph-count="369" meta:word-count="5097" meta:character-count="30942" meta:non-whitespace-character-count="25809"/>
  </office:meta>
</office:document-meta>
</file>